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7.0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39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29.236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6.301cm"/>
    </style:style>
    <style:style style:name="co15" style:family="table-column">
      <style:table-column-properties fo:break-before="auto" style:column-width="5.156cm"/>
    </style:style>
    <style:style style:name="co1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];[.B1];[.C1];[.D1];[.E1];[.F1];[.G1];[.H1];[.I1];[.J1];[.K1];[.N1])" office:value-type="string" office:string-value="Echo &quot;Creating script for copy commands&quot;" calcext:value-type="string">
            <text:p>Echo "Creating script for copy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2];[.B2];[.C2];[.D2];[.E2];[.F2];[.G2];[.H2];[.I2];[.J2];[.K2];[.N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" &gt; RAM:CopyCommands1</text:p>
          </table:table-cell>
          <table:table-cell/>
          <table:table-cell table:formula="of:=CONCATENATE([.A3];[.B3];[.C3];[.D3];[.E3];[.F3];[.G3];[.H3];[.I3];[.J3];[.K3];[.N3])" office:value-type="string" office:string-value="Echo &quot;Failat 21&quot; &gt; RAM:CopyCommands1" calcext:value-type="string">
            <text:p>Echo "Failat 21" 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];[.B4];[.C4];[.D4];[.E4];[.F4];[.G4];[.H4];[.I4];[.J4];[.K4];[.N4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2</text:p>
          </table:table-cell>
          <table:table-cell/>
          <table:table-cell table:formula="of:=CONCATENATE([.A5];[.B5];[.C5];[.D5];[.E5];[.F5];[.G5];[.H5];[.I5];[.J5];[.K5];[.N5])" office:value-type="string" office:string-value="Echo &quot;Echo *&quot;Running Part 3*&quot;&quot; &gt; RAM:CopyCommands2" calcext:value-type="string">
            <text:p>Echo "Echo *"Running Part 3*"" 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3</text:p>
          </table:table-cell>
          <table:table-cell/>
          <table:table-cell table:formula="of:=CONCATENATE([.A6];[.B6];[.C6];[.D6];[.E6];[.F6];[.G6];[.H6];[.I6];[.J6];[.K6];[.N6])" office:value-type="string" office:string-value="Echo &quot;Echo *&quot;Running Part 4*&quot;&quot; &gt; RAM:CopyCommands3" calcext:value-type="string">
            <text:p>Echo "Echo *"Running Part 4*"" 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toFilter</text:p>
          </table:table-cell>
          <table:table-cell/>
          <table:table-cell table:formula="of:=CONCATENATE([.A7];[.B7];[.C7];[.D7];[.E7];[.F7];[.G7];[.H7];[.I7];[.J7];[.K7];[.N7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Menu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8];[.B8];[.C8];[.D8];[.E8];[.F8];[.G8];[.H8];[.I8];[.J8];[.K8];[.N8])" office:value-type="string" office:string-value="Echo &quot;makedir AGS:Menu&quot; &gt;&gt; RAM:CopyCommands1" calcext:value-type="string">
            <text:p>Echo "makedir AGS:Men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];[.B9];[.C9];[.D9];[.E9];[.F9];[.G9];[.H9];[.I9];[.J9];[.K9];[.N9])" office:value-type="string" office:string-value="Echo &quot;makedir AGS:ProgramText&quot; &gt;&gt; RAM:CopyCommands1" calcext:value-type="string">
            <text:p>Echo "makedir AGS:ProgramTex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0];[.B10];[.C10];[.D10];[.E10];[.F10];[.G10];[.H10];[.I10];[.J10];[.K10];[.N10])" office:value-type="string" office:string-value="Echo &quot;makedir AGS:ScreenShots&quot; &gt;&gt; RAM:CopyCommands1" calcext:value-type="string">
            <text:p>Echo "makedir AGS:ScreenShot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I11];[.J11];[.K11];[.N11])" office:value-type="string" office:string-value="Echo &quot;makedir AGS:ProgramText/0&quot; &gt;&gt; RAM:CopyCommands1" calcext:value-type="string">
            <text:p>Echo "makedir AGS:ProgramText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I12];[.J12];[.K12];[.N12])" office:value-type="string" office:string-value="Echo &quot;makedir AGS:ProgramText/1&quot; &gt;&gt; RAM:CopyCommands1" calcext:value-type="string">
            <text:p>Echo "makedir AGS:ProgramText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I13];[.J13];[.K13];[.N13])" office:value-type="string" office:string-value="Echo &quot;makedir AGS:ProgramText/2&quot; &gt;&gt; RAM:CopyCommands1" calcext:value-type="string">
            <text:p>Echo "makedir AGS:ProgramText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I14];[.J14];[.K14];[.N14])" office:value-type="string" office:string-value="Echo &quot;makedir AGS:ProgramText/3&quot; &gt;&gt; RAM:CopyCommands1" calcext:value-type="string">
            <text:p>Echo "makedir AGS:ProgramText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I15];[.J15];[.K15];[.N15])" office:value-type="string" office:string-value="Echo &quot;makedir AGS:ProgramText/4&quot; &gt;&gt; RAM:CopyCommands1" calcext:value-type="string">
            <text:p>Echo "makedir AGS:ProgramText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I16];[.J16];[.K16];[.N16])" office:value-type="string" office:string-value="Echo &quot;makedir AGS:ProgramText/5&quot; &gt;&gt; RAM:CopyCommands1" calcext:value-type="string">
            <text:p>Echo "makedir AGS:ProgramText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I17];[.J17];[.K17];[.N17])" office:value-type="string" office:string-value="Echo &quot;makedir AGS:ProgramText/6&quot; &gt;&gt; RAM:CopyCommands1" calcext:value-type="string">
            <text:p>Echo "makedir AGS:ProgramText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I18];[.J18];[.K18];[.N18])" office:value-type="string" office:string-value="Echo &quot;makedir AGS:ProgramText/7&quot; &gt;&gt; RAM:CopyCommands1" calcext:value-type="string">
            <text:p>Echo "makedir AGS:ProgramText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I19];[.J19];[.K19];[.N19])" office:value-type="string" office:string-value="Echo &quot;makedir AGS:ProgramText/8&quot; &gt;&gt; RAM:CopyCommands1" calcext:value-type="string">
            <text:p>Echo "makedir AGS:ProgramText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I20];[.J20];[.K20];[.N20])" office:value-type="string" office:string-value="Echo &quot;makedir AGS:ProgramText/9&quot; &gt;&gt; RAM:CopyCommands1" calcext:value-type="string">
            <text:p>Echo "makedir AGS:ProgramText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I21];[.J21];[.K21];[.N21])" office:value-type="string" office:string-value="Echo &quot;makedir AGS:ProgramText/a&quot; &gt;&gt; RAM:CopyCommands1" calcext:value-type="string">
            <text:p>Echo "makedir AGS:ProgramText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I22];[.J22];[.K22];[.N22])" office:value-type="string" office:string-value="Echo &quot;makedir AGS:ProgramText/b&quot; &gt;&gt; RAM:CopyCommands1" calcext:value-type="string">
            <text:p>Echo "makedir AGS:ProgramText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I23];[.J23];[.K23];[.N23])" office:value-type="string" office:string-value="Echo &quot;makedir AGS:ProgramText/c&quot; &gt;&gt; RAM:CopyCommands1" calcext:value-type="string">
            <text:p>Echo "makedir AGS:ProgramText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I24];[.J24];[.K24];[.N24])" office:value-type="string" office:string-value="Echo &quot;makedir AGS:ProgramText/d&quot; &gt;&gt; RAM:CopyCommands1" calcext:value-type="string">
            <text:p>Echo "makedir AGS:ProgramText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I25];[.J25];[.K25];[.N25])" office:value-type="string" office:string-value="Echo &quot;makedir AGS:ProgramText/e&quot; &gt;&gt; RAM:CopyCommands1" calcext:value-type="string">
            <text:p>Echo "makedir AGS:ProgramText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I26];[.J26];[.K26];[.N26])" office:value-type="string" office:string-value="Echo &quot;makedir AGS:ProgramText/f&quot; &gt;&gt; RAM:CopyCommands1" calcext:value-type="string">
            <text:p>Echo "makedir AGS:ProgramText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I27];[.J27];[.K27];[.N27])" office:value-type="string" office:string-value="Echo &quot;makedir AGS:ProgramText/g&quot; &gt;&gt; RAM:CopyCommands1" calcext:value-type="string">
            <text:p>Echo "makedir AGS:ProgramText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I28];[.J28];[.K28];[.N28])" office:value-type="string" office:string-value="Echo &quot;makedir AGS:ProgramText/h&quot; &gt;&gt; RAM:CopyCommands1" calcext:value-type="string">
            <text:p>Echo "makedir AGS:ProgramText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I29];[.J29];[.K29];[.N29])" office:value-type="string" office:string-value="Echo &quot;makedir AGS:ProgramText/I&quot; &gt;&gt; RAM:CopyCommands1" calcext:value-type="string">
            <text:p>Echo "makedir AGS:ProgramText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I30];[.J30];[.K30];[.N30])" office:value-type="string" office:string-value="Echo &quot;makedir AGS:ProgramText/j&quot; &gt;&gt; RAM:CopyCommands1" calcext:value-type="string">
            <text:p>Echo "makedir AGS:ProgramText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I31];[.J31];[.K31];[.N31])" office:value-type="string" office:string-value="Echo &quot;makedir AGS:ProgramText/k&quot; &gt;&gt; RAM:CopyCommands1" calcext:value-type="string">
            <text:p>Echo "makedir AGS:ProgramText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I32];[.J32];[.K32];[.N32])" office:value-type="string" office:string-value="Echo &quot;makedir AGS:ProgramText/l&quot; &gt;&gt; RAM:CopyCommands1" calcext:value-type="string">
            <text:p>Echo "makedir AGS:ProgramText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I33];[.J33];[.K33];[.N33])" office:value-type="string" office:string-value="Echo &quot;makedir AGS:ProgramText/m&quot; &gt;&gt; RAM:CopyCommands1" calcext:value-type="string">
            <text:p>Echo "makedir AGS:ProgramText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I34];[.J34];[.K34];[.N34])" office:value-type="string" office:string-value="Echo &quot;makedir AGS:ProgramText/n&quot; &gt;&gt; RAM:CopyCommands1" calcext:value-type="string">
            <text:p>Echo "makedir AGS:ProgramText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I35];[.J35];[.K35];[.N35])" office:value-type="string" office:string-value="Echo &quot;makedir AGS:ProgramText/o&quot; &gt;&gt; RAM:CopyCommands1" calcext:value-type="string">
            <text:p>Echo "makedir AGS:ProgramText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I36];[.J36];[.K36];[.N36])" office:value-type="string" office:string-value="Echo &quot;makedir AGS:ProgramText/p&quot; &gt;&gt; RAM:CopyCommands1" calcext:value-type="string">
            <text:p>Echo "makedir AGS:ProgramText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I37];[.J37];[.K37];[.N37])" office:value-type="string" office:string-value="Echo &quot;makedir AGS:ProgramText/q&quot; &gt;&gt; RAM:CopyCommands1" calcext:value-type="string">
            <text:p>Echo "makedir AGS:ProgramText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I38];[.J38];[.K38];[.N38])" office:value-type="string" office:string-value="Echo &quot;makedir AGS:ProgramText/r&quot; &gt;&gt; RAM:CopyCommands1" calcext:value-type="string">
            <text:p>Echo "makedir AGS:ProgramText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I39];[.J39];[.K39];[.N39])" office:value-type="string" office:string-value="Echo &quot;makedir AGS:ProgramText/s&quot; &gt;&gt; RAM:CopyCommands1" calcext:value-type="string">
            <text:p>Echo "makedir AGS:ProgramText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I40];[.J40];[.K40];[.N40])" office:value-type="string" office:string-value="Echo &quot;makedir AGS:ProgramText/t&quot; &gt;&gt; RAM:CopyCommands1" calcext:value-type="string">
            <text:p>Echo "makedir AGS:ProgramText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I41];[.J41];[.K41];[.N41])" office:value-type="string" office:string-value="Echo &quot;makedir AGS:ProgramText/u&quot; &gt;&gt; RAM:CopyCommands1" calcext:value-type="string">
            <text:p>Echo "makedir AGS:ProgramText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I42];[.J42];[.K42];[.N42])" office:value-type="string" office:string-value="Echo &quot;makedir AGS:ProgramText/v&quot; &gt;&gt; RAM:CopyCommands1" calcext:value-type="string">
            <text:p>Echo "makedir AGS:ProgramText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I43];[.J43];[.K43];[.N43])" office:value-type="string" office:string-value="Echo &quot;makedir AGS:ProgramText/w&quot; &gt;&gt; RAM:CopyCommands1" calcext:value-type="string">
            <text:p>Echo "makedir AGS:ProgramText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I44];[.J44];[.K44];[.N44])" office:value-type="string" office:string-value="Echo &quot;makedir AGS:ProgramText/x&quot; &gt;&gt; RAM:CopyCommands1" calcext:value-type="string">
            <text:p>Echo "makedir AGS:ProgramText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I45];[.J45];[.K45];[.N45])" office:value-type="string" office:string-value="Echo &quot;makedir AGS:ProgramText/y&quot; &gt;&gt; RAM:CopyCommands1" calcext:value-type="string">
            <text:p>Echo "makedir AGS:ProgramText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I46];[.J46];[.K46];[.N46])" office:value-type="string" office:string-value="Echo &quot;makedir AGS:ProgramText/z&quot; &gt;&gt; RAM:CopyCommands1" calcext:value-type="string">
            <text:p>Echo "makedir AGS:ProgramText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I47];[.J47];[.K47];[.N47])" office:value-type="string" office:string-value="Echo &quot;makedir AGS:ProgramText/[&quot; &gt;&gt; RAM:CopyCommands1" calcext:value-type="string">
            <text:p>Echo "makedir AGS:ProgramText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I48];[.J48];[.K48];[.N48])" office:value-type="string" office:string-value="Echo &quot;makedir AGS:ProgramText/-&quot; &gt;&gt; RAM:CopyCommands1" calcext:value-type="string">
            <text:p>Echo "makedir AGS:ProgramText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I49];[.J49];[.K49];[.N49])" office:value-type="string" office:string-value="Echo &quot;makedir AGS:ProgramText/+&quot; &gt;&gt; RAM:CopyCommands1" calcext:value-type="string">
            <text:p>Echo "makedir AGS:ProgramText/+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I50];[.J50];[.K50];[.N50])" office:value-type="string" office:string-value="Echo &quot;makedir AGS:ScreenShots/0&quot; &gt;&gt; RAM:CopyCommands1" calcext:value-type="string">
            <text:p>Echo "makedir AGS:ScreenShots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I51];[.J51];[.K51];[.N51])" office:value-type="string" office:string-value="Echo &quot;makedir AGS:ScreenShots/1&quot; &gt;&gt; RAM:CopyCommands1" calcext:value-type="string">
            <text:p>Echo "makedir AGS:ScreenShots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I52];[.J52];[.K52];[.N52])" office:value-type="string" office:string-value="Echo &quot;makedir AGS:ScreenShots/2&quot; &gt;&gt; RAM:CopyCommands1" calcext:value-type="string">
            <text:p>Echo "makedir AGS:ScreenShots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I53];[.J53];[.K53];[.N53])" office:value-type="string" office:string-value="Echo &quot;makedir AGS:ScreenShots/3&quot; &gt;&gt; RAM:CopyCommands1" calcext:value-type="string">
            <text:p>Echo "makedir AGS:ScreenShots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I54];[.J54];[.K54];[.N54])" office:value-type="string" office:string-value="Echo &quot;makedir AGS:ScreenShots/4&quot; &gt;&gt; RAM:CopyCommands1" calcext:value-type="string">
            <text:p>Echo "makedir AGS:ScreenShots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I55];[.J55];[.K55];[.N55])" office:value-type="string" office:string-value="Echo &quot;makedir AGS:ScreenShots/5&quot; &gt;&gt; RAM:CopyCommands1" calcext:value-type="string">
            <text:p>Echo "makedir AGS:ScreenShots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I56];[.J56];[.K56];[.N56])" office:value-type="string" office:string-value="Echo &quot;makedir AGS:ScreenShots/6&quot; &gt;&gt; RAM:CopyCommands1" calcext:value-type="string">
            <text:p>Echo "makedir AGS:ScreenShots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I57];[.J57];[.K57];[.N57])" office:value-type="string" office:string-value="Echo &quot;makedir AGS:ScreenShots/7&quot; &gt;&gt; RAM:CopyCommands1" calcext:value-type="string">
            <text:p>Echo "makedir AGS:ScreenShots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I58];[.J58];[.K58];[.N58])" office:value-type="string" office:string-value="Echo &quot;makedir AGS:ScreenShots/8&quot; &gt;&gt; RAM:CopyCommands1" calcext:value-type="string">
            <text:p>Echo "makedir AGS:ScreenShots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I59];[.J59];[.K59];[.N59])" office:value-type="string" office:string-value="Echo &quot;makedir AGS:ScreenShots/9&quot; &gt;&gt; RAM:CopyCommands1" calcext:value-type="string">
            <text:p>Echo "makedir AGS:ScreenShots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I60];[.J60];[.K60];[.N60])" office:value-type="string" office:string-value="Echo &quot;makedir AGS:ScreenShots/a&quot; &gt;&gt; RAM:CopyCommands1" calcext:value-type="string">
            <text:p>Echo "makedir AGS:ScreenShots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I61];[.J61];[.K61];[.N61])" office:value-type="string" office:string-value="Echo &quot;makedir AGS:ScreenShots/b&quot; &gt;&gt; RAM:CopyCommands1" calcext:value-type="string">
            <text:p>Echo "makedir AGS:ScreenShots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I62];[.J62];[.K62];[.N62])" office:value-type="string" office:string-value="Echo &quot;makedir AGS:ScreenShots/c&quot; &gt;&gt; RAM:CopyCommands1" calcext:value-type="string">
            <text:p>Echo "makedir AGS:ScreenShots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I63];[.J63];[.K63];[.N63])" office:value-type="string" office:string-value="Echo &quot;makedir AGS:ScreenShots/d&quot; &gt;&gt; RAM:CopyCommands1" calcext:value-type="string">
            <text:p>Echo "makedir AGS:ScreenShots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I64];[.J64];[.K64];[.N64])" office:value-type="string" office:string-value="Echo &quot;makedir AGS:ScreenShots/e&quot; &gt;&gt; RAM:CopyCommands1" calcext:value-type="string">
            <text:p>Echo "makedir AGS:ScreenShots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I65];[.J65];[.K65];[.N65])" office:value-type="string" office:string-value="Echo &quot;makedir AGS:ScreenShots/f&quot; &gt;&gt; RAM:CopyCommands1" calcext:value-type="string">
            <text:p>Echo "makedir AGS:ScreenShots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I66];[.J66];[.K66];[.N66])" office:value-type="string" office:string-value="Echo &quot;makedir AGS:ScreenShots/g&quot; &gt;&gt; RAM:CopyCommands1" calcext:value-type="string">
            <text:p>Echo "makedir AGS:ScreenShots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I67];[.J67];[.K67];[.N67])" office:value-type="string" office:string-value="Echo &quot;makedir AGS:ScreenShots/h&quot; &gt;&gt; RAM:CopyCommands1" calcext:value-type="string">
            <text:p>Echo "makedir AGS:ScreenShots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I68];[.J68];[.K68];[.N68])" office:value-type="string" office:string-value="Echo &quot;makedir AGS:ScreenShots/I&quot; &gt;&gt; RAM:CopyCommands1" calcext:value-type="string">
            <text:p>Echo "makedir AGS:ScreenShots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I69];[.J69];[.K69];[.N69])" office:value-type="string" office:string-value="Echo &quot;makedir AGS:ScreenShots/j&quot; &gt;&gt; RAM:CopyCommands1" calcext:value-type="string">
            <text:p>Echo "makedir AGS:ScreenShots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I70];[.J70];[.K70];[.N70])" office:value-type="string" office:string-value="Echo &quot;makedir AGS:ScreenShots/k&quot; &gt;&gt; RAM:CopyCommands1" calcext:value-type="string">
            <text:p>Echo "makedir AGS:ScreenShots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I71];[.J71];[.K71];[.N71])" office:value-type="string" office:string-value="Echo &quot;makedir AGS:ScreenShots/l&quot; &gt;&gt; RAM:CopyCommands1" calcext:value-type="string">
            <text:p>Echo "makedir AGS:ScreenShots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I72];[.J72];[.K72];[.N72])" office:value-type="string" office:string-value="Echo &quot;makedir AGS:ScreenShots/m&quot; &gt;&gt; RAM:CopyCommands1" calcext:value-type="string">
            <text:p>Echo "makedir AGS:ScreenShots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I73];[.J73];[.K73];[.N73])" office:value-type="string" office:string-value="Echo &quot;makedir AGS:ScreenShots/n&quot; &gt;&gt; RAM:CopyCommands1" calcext:value-type="string">
            <text:p>Echo "makedir AGS:ScreenShots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I74];[.J74];[.K74];[.N74])" office:value-type="string" office:string-value="Echo &quot;makedir AGS:ScreenShots/o&quot; &gt;&gt; RAM:CopyCommands1" calcext:value-type="string">
            <text:p>Echo "makedir AGS:ScreenShots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I75];[.J75];[.K75];[.N75])" office:value-type="string" office:string-value="Echo &quot;makedir AGS:ScreenShots/p&quot; &gt;&gt; RAM:CopyCommands1" calcext:value-type="string">
            <text:p>Echo "makedir AGS:ScreenShots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I76];[.J76];[.K76];[.N76])" office:value-type="string" office:string-value="Echo &quot;makedir AGS:ScreenShots/q&quot; &gt;&gt; RAM:CopyCommands1" calcext:value-type="string">
            <text:p>Echo "makedir AGS:ScreenShots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I77];[.J77];[.K77];[.N77])" office:value-type="string" office:string-value="Echo &quot;makedir AGS:ScreenShots/r&quot; &gt;&gt; RAM:CopyCommands1" calcext:value-type="string">
            <text:p>Echo "makedir AGS:ScreenShots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I78];[.J78];[.K78];[.N78])" office:value-type="string" office:string-value="Echo &quot;makedir AGS:ScreenShots/s&quot; &gt;&gt; RAM:CopyCommands1" calcext:value-type="string">
            <text:p>Echo "makedir AGS:ScreenShots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I79];[.J79];[.K79];[.N79])" office:value-type="string" office:string-value="Echo &quot;makedir AGS:ScreenShots/t&quot; &gt;&gt; RAM:CopyCommands1" calcext:value-type="string">
            <text:p>Echo "makedir AGS:ScreenShots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I80];[.J80];[.K80];[.N80])" office:value-type="string" office:string-value="Echo &quot;makedir AGS:ScreenShots/u&quot; &gt;&gt; RAM:CopyCommands1" calcext:value-type="string">
            <text:p>Echo "makedir AGS:ScreenShots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I81];[.J81];[.K81];[.N81])" office:value-type="string" office:string-value="Echo &quot;makedir AGS:ScreenShots/v&quot; &gt;&gt; RAM:CopyCommands1" calcext:value-type="string">
            <text:p>Echo "makedir AGS:ScreenShots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I82];[.J82];[.K82];[.N82])" office:value-type="string" office:string-value="Echo &quot;makedir AGS:ScreenShots/w&quot; &gt;&gt; RAM:CopyCommands1" calcext:value-type="string">
            <text:p>Echo "makedir AGS:ScreenShots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I83];[.J83];[.K83];[.N83])" office:value-type="string" office:string-value="Echo &quot;makedir AGS:ScreenShots/x&quot; &gt;&gt; RAM:CopyCommands1" calcext:value-type="string">
            <text:p>Echo "makedir AGS:ScreenShots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I84];[.J84];[.K84];[.N84])" office:value-type="string" office:string-value="Echo &quot;makedir AGS:ScreenShots/y&quot; &gt;&gt; RAM:CopyCommands1" calcext:value-type="string">
            <text:p>Echo "makedir AGS:ScreenShots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I85];[.J85];[.K85];[.N85])" office:value-type="string" office:string-value="Echo &quot;makedir AGS:ScreenShots/z&quot; &gt;&gt; RAM:CopyCommands1" calcext:value-type="string">
            <text:p>Echo "makedir AGS:ScreenShots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I86];[.J86];[.K86];[.N86])" office:value-type="string" office:string-value="Echo &quot;makedir AGS:ScreenShots/[&quot; &gt;&gt; RAM:CopyCommands1" calcext:value-type="string">
            <text:p>Echo "makedir AGS:ScreenShots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I87];[.J87];[.K87];[.N87])" office:value-type="string" office:string-value="Echo &quot;makedir AGS:ScreenShots/-&quot; &gt;&gt; RAM:CopyCommands1" calcext:value-type="string">
            <text:p>Echo "makedir AGS:ScreenShots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I88];[.J88];[.K88];[.N88])" office:value-type="string" office:string-value="Echo &quot;makedir AGS:ScreenShots/+&quot; &gt;&gt; RAM:CopyCommands1" calcext:value-type="string">
            <text:p>Echo "makedir AGS:ScreenShots/+" &gt;&gt; RAM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89];[.B89];[.C89];[.D89];[.E89];[.F89];[.G89];[.H89];[.I89];[.J89];[.K89];[.G89];[.H89];[.L89];[.M89];[.N89])" office:value-type="string" office:string-value="list all files AGS: PAT=(0#?.run) LFORMAT=&quot;copy *&quot;%P%M.txt*&quot; *&quot;AGS:ProgramText/0/*&quot; QUIET *ncopy *&quot;%P%M#?.iff*&quot; *&quot;AGS:Screenshots/0/*&quot; QUIET *ndelete *&quot;%P%M#?.iff*&quot; QUIET *ndelete *&quot;%P%M.txt*&quot; QUIET&quot; &gt;&gt; RAM:CopyCommandstoFilter" calcext:value-type="string">
            <text:p>list all files AGS: PAT=(0#?.run) LFORMAT="copy *"%P%M.txt*" *"AGS:ProgramText/0/*" QUIET *ncopy *"%P%M#?.iff*" *"AGS:Screenshots/0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0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0];[.B90];[.C90];[.D90];[.E90];[.F90];[.G90];[.H90];[.I90];[.J90];[.K90];[.G90];[.H90];[.L90];[.M90];[.N90])" office:value-type="string" office:string-value="list all files AGS: PAT=(1#?.run) LFORMAT=&quot;copy *&quot;%P%M.txt*&quot; *&quot;AGS:ProgramText/1/*&quot; QUIET *ncopy *&quot;%P%M#?.iff*&quot; *&quot;AGS:Screenshots/1/*&quot; QUIET *ndelete *&quot;%P%M#?.iff*&quot; QUIET *ndelete *&quot;%P%M.txt*&quot; QUIET&quot; &gt;&gt; RAM:CopyCommandstoFilter" calcext:value-type="string">
            <text:p>list all files AGS: PAT=(1#?.run) LFORMAT="copy *"%P%M.txt*" *"AGS:ProgramText/1/*" QUIET *ncopy *"%P%M#?.iff*" *"AGS:Screenshots/1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1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1];[.B91];[.C91];[.D91];[.E91];[.F91];[.G91];[.H91];[.I91];[.J91];[.K91];[.G91];[.H91];[.L91];[.M91];[.N91])" office:value-type="string" office:string-value="list all files AGS: PAT=(2#?.run) LFORMAT=&quot;copy *&quot;%P%M.txt*&quot; *&quot;AGS:ProgramText/2/*&quot; QUIET *ncopy *&quot;%P%M#?.iff*&quot; *&quot;AGS:Screenshots/2/*&quot; QUIET *ndelete *&quot;%P%M#?.iff*&quot; QUIET *ndelete *&quot;%P%M.txt*&quot; QUIET&quot; &gt;&gt; RAM:CopyCommandstoFilter" calcext:value-type="string">
            <text:p>list all files AGS: PAT=(2#?.run) LFORMAT="copy *"%P%M.txt*" *"AGS:ProgramText/2/*" QUIET *ncopy *"%P%M#?.iff*" *"AGS:Screenshots/2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G92];[.H92];[.L92];[.M92];[.N92])" office:value-type="string" office:string-value="list all files AGS: PAT=(3#?.run) LFORMAT=&quot;copy *&quot;%P%M.txt*&quot; *&quot;AGS:ProgramText/3/*&quot; QUIET *ncopy *&quot;%P%M#?.iff*&quot; *&quot;AGS:Screenshots/3/*&quot; QUIET *ndelete *&quot;%P%M#?.iff*&quot; QUIET *ndelete *&quot;%P%M.txt*&quot; QUIET&quot; &gt;&gt; RAM:CopyCommandstoFilter" calcext:value-type="string">
            <text:p>list all files AGS: PAT=(3#?.run) LFORMAT="copy *"%P%M.txt*" *"AGS:ProgramText/3/*" QUIET *ncopy *"%P%M#?.iff*" *"AGS:Screenshots/3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G93];[.H93];[.L93];[.M93];[.N93])" office:value-type="string" office:string-value="list all files AGS: PAT=(4#?.run) LFORMAT=&quot;copy *&quot;%P%M.txt*&quot; *&quot;AGS:ProgramText/4/*&quot; QUIET *ncopy *&quot;%P%M#?.iff*&quot; *&quot;AGS:Screenshots/4/*&quot; QUIET *ndelete *&quot;%P%M#?.iff*&quot; QUIET *ndelete *&quot;%P%M.txt*&quot; QUIET&quot; &gt;&gt; RAM:CopyCommandstoFilter" calcext:value-type="string">
            <text:p>list all files AGS: PAT=(4#?.run) LFORMAT="copy *"%P%M.txt*" *"AGS:ProgramText/4/*" QUIET *ncopy *"%P%M#?.iff*" *"AGS:Screenshots/4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G94];[.H94];[.L94];[.M94];[.N94])" office:value-type="string" office:string-value="list all files AGS: PAT=(5#?.run) LFORMAT=&quot;copy *&quot;%P%M.txt*&quot; *&quot;AGS:ProgramText/5/*&quot; QUIET *ncopy *&quot;%P%M#?.iff*&quot; *&quot;AGS:Screenshots/5/*&quot; QUIET *ndelete *&quot;%P%M#?.iff*&quot; QUIET *ndelete *&quot;%P%M.txt*&quot; QUIET&quot; &gt;&gt; RAM:CopyCommandstoFilter" calcext:value-type="string">
            <text:p>list all files AGS: PAT=(5#?.run) LFORMAT="copy *"%P%M.txt*" *"AGS:ProgramText/5/*" QUIET *ncopy *"%P%M#?.iff*" *"AGS:Screenshots/5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G95];[.H95];[.L95];[.M95];[.N95])" office:value-type="string" office:string-value="list all files AGS: PAT=(6#?.run) LFORMAT=&quot;copy *&quot;%P%M.txt*&quot; *&quot;AGS:ProgramText/6/*&quot; QUIET *ncopy *&quot;%P%M#?.iff*&quot; *&quot;AGS:Screenshots/6/*&quot; QUIET *ndelete *&quot;%P%M#?.iff*&quot; QUIET *ndelete *&quot;%P%M.txt*&quot; QUIET&quot; &gt;&gt; RAM:CopyCommandstoFilter" calcext:value-type="string">
            <text:p>list all files AGS: PAT=(6#?.run) LFORMAT="copy *"%P%M.txt*" *"AGS:ProgramText/6/*" QUIET *ncopy *"%P%M#?.iff*" *"AGS:Screenshots/6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G96];[.H96];[.L96];[.M96];[.N96])" office:value-type="string" office:string-value="list all files AGS: PAT=(7#?.run) LFORMAT=&quot;copy *&quot;%P%M.txt*&quot; *&quot;AGS:ProgramText/7/*&quot; QUIET *ncopy *&quot;%P%M#?.iff*&quot; *&quot;AGS:Screenshots/7/*&quot; QUIET *ndelete *&quot;%P%M#?.iff*&quot; QUIET *ndelete *&quot;%P%M.txt*&quot; QUIET&quot; &gt;&gt; RAM:CopyCommandstoFilter" calcext:value-type="string">
            <text:p>list all files AGS: PAT=(7#?.run) LFORMAT="copy *"%P%M.txt*" *"AGS:ProgramText/7/*" QUIET *ncopy *"%P%M#?.iff*" *"AGS:Screenshots/7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G97];[.H97];[.L97];[.M97];[.N97])" office:value-type="string" office:string-value="list all files AGS: PAT=(8#?.run) LFORMAT=&quot;copy *&quot;%P%M.txt*&quot; *&quot;AGS:ProgramText/8/*&quot; QUIET *ncopy *&quot;%P%M#?.iff*&quot; *&quot;AGS:Screenshots/8/*&quot; QUIET *ndelete *&quot;%P%M#?.iff*&quot; QUIET *ndelete *&quot;%P%M.txt*&quot; QUIET&quot; &gt;&gt; RAM:CopyCommandstoFilter" calcext:value-type="string">
            <text:p>list all files AGS: PAT=(8#?.run) LFORMAT="copy *"%P%M.txt*" *"AGS:ProgramText/8/*" QUIET *ncopy *"%P%M#?.iff*" *"AGS:Screenshots/8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G98];[.H98];[.L98];[.M98];[.N98])" office:value-type="string" office:string-value="list all files AGS: PAT=(9#?.run) LFORMAT=&quot;copy *&quot;%P%M.txt*&quot; *&quot;AGS:ProgramText/9/*&quot; QUIET *ncopy *&quot;%P%M#?.iff*&quot; *&quot;AGS:Screenshots/9/*&quot; QUIET *ndelete *&quot;%P%M#?.iff*&quot; QUIET *ndelete *&quot;%P%M.txt*&quot; QUIET&quot; &gt;&gt; RAM:CopyCommandstoFilter" calcext:value-type="string">
            <text:p>list all files AGS: PAT=(9#?.run) LFORMAT="copy *"%P%M.txt*" *"AGS:ProgramText/9/*" QUIET *ncopy *"%P%M#?.iff*" *"AGS:Screenshots/9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G99];[.H99];[.L99];[.M99];[.N99])" office:value-type="string" office:string-value="list all files AGS: PAT=(a#?.run) LFORMAT=&quot;copy *&quot;%P%M.txt*&quot; *&quot;AGS:ProgramText/a/*&quot; QUIET *ncopy *&quot;%P%M#?.iff*&quot; *&quot;AGS:Screenshots/a/*&quot; QUIET *ndelete *&quot;%P%M#?.iff*&quot; QUIET *ndelete *&quot;%P%M.txt*&quot; QUIET&quot; &gt;&gt; RAM:CopyCommandstoFilter" calcext:value-type="string">
            <text:p>list all files AGS: PAT=(a#?.run) LFORMAT="copy *"%P%M.txt*" *"AGS:ProgramText/a/*" QUIET *ncopy *"%P%M#?.iff*" *"AGS:Screenshots/a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G100];[.H100];[.L100];[.M100];[.N100])" office:value-type="string" office:string-value="list all files AGS: PAT=(b#?.run) LFORMAT=&quot;copy *&quot;%P%M.txt*&quot; *&quot;AGS:ProgramText/b/*&quot; QUIET *ncopy *&quot;%P%M#?.iff*&quot; *&quot;AGS:Screenshots/b/*&quot; QUIET *ndelete *&quot;%P%M#?.iff*&quot; QUIET *ndelete *&quot;%P%M.txt*&quot; QUIET&quot; &gt;&gt; RAM:CopyCommandstoFilter" calcext:value-type="string">
            <text:p>list all files AGS: PAT=(b#?.run) LFORMAT="copy *"%P%M.txt*" *"AGS:ProgramText/b/*" QUIET *ncopy *"%P%M#?.iff*" *"AGS:Screenshots/b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G101];[.H101];[.L101];[.M101];[.N101])" office:value-type="string" office:string-value="list all files AGS: PAT=(c#?.run) LFORMAT=&quot;copy *&quot;%P%M.txt*&quot; *&quot;AGS:ProgramText/c/*&quot; QUIET *ncopy *&quot;%P%M#?.iff*&quot; *&quot;AGS:Screenshots/c/*&quot; QUIET *ndelete *&quot;%P%M#?.iff*&quot; QUIET *ndelete *&quot;%P%M.txt*&quot; QUIET&quot; &gt;&gt; RAM:CopyCommandstoFilter" calcext:value-type="string">
            <text:p>list all files AGS: PAT=(c#?.run) LFORMAT="copy *"%P%M.txt*" *"AGS:ProgramText/c/*" QUIET *ncopy *"%P%M#?.iff*" *"AGS:Screenshots/c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G102];[.H102];[.L102];[.M102];[.N102])" office:value-type="string" office:string-value="list all files AGS: PAT=(d#?.run) LFORMAT=&quot;copy *&quot;%P%M.txt*&quot; *&quot;AGS:ProgramText/d/*&quot; QUIET *ncopy *&quot;%P%M#?.iff*&quot; *&quot;AGS:Screenshots/d/*&quot; QUIET *ndelete *&quot;%P%M#?.iff*&quot; QUIET *ndelete *&quot;%P%M.txt*&quot; QUIET&quot; &gt;&gt; RAM:CopyCommandstoFilter" calcext:value-type="string">
            <text:p>list all files AGS: PAT=(d#?.run) LFORMAT="copy *"%P%M.txt*" *"AGS:ProgramText/d/*" QUIET *ncopy *"%P%M#?.iff*" *"AGS:Screenshots/d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G103];[.H103];[.L103];[.M103];[.N103])" office:value-type="string" office:string-value="list all files AGS: PAT=(e#?.run) LFORMAT=&quot;copy *&quot;%P%M.txt*&quot; *&quot;AGS:ProgramText/e/*&quot; QUIET *ncopy *&quot;%P%M#?.iff*&quot; *&quot;AGS:Screenshots/e/*&quot; QUIET *ndelete *&quot;%P%M#?.iff*&quot; QUIET *ndelete *&quot;%P%M.txt*&quot; QUIET&quot; &gt;&gt; RAM:CopyCommandstoFilter" calcext:value-type="string">
            <text:p>list all files AGS: PAT=(e#?.run) LFORMAT="copy *"%P%M.txt*" *"AGS:ProgramText/e/*" QUIET *ncopy *"%P%M#?.iff*" *"AGS:Screenshots/e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G104];[.H104];[.L104];[.M104];[.N104])" office:value-type="string" office:string-value="list all files AGS: PAT=(f#?.run) LFORMAT=&quot;copy *&quot;%P%M.txt*&quot; *&quot;AGS:ProgramText/f/*&quot; QUIET *ncopy *&quot;%P%M#?.iff*&quot; *&quot;AGS:Screenshots/f/*&quot; QUIET *ndelete *&quot;%P%M#?.iff*&quot; QUIET *ndelete *&quot;%P%M.txt*&quot; QUIET&quot; &gt;&gt; RAM:CopyCommandstoFilter" calcext:value-type="string">
            <text:p>list all files AGS: PAT=(f#?.run) LFORMAT="copy *"%P%M.txt*" *"AGS:ProgramText/f/*" QUIET *ncopy *"%P%M#?.iff*" *"AGS:Screenshots/f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G105];[.H105];[.L105];[.M105];[.N105])" office:value-type="string" office:string-value="list all files AGS: PAT=(g#?.run) LFORMAT=&quot;copy *&quot;%P%M.txt*&quot; *&quot;AGS:ProgramText/g/*&quot; QUIET *ncopy *&quot;%P%M#?.iff*&quot; *&quot;AGS:Screenshots/g/*&quot; QUIET *ndelete *&quot;%P%M#?.iff*&quot; QUIET *ndelete *&quot;%P%M.txt*&quot; QUIET&quot; &gt;&gt; RAM:CopyCommandstoFilter" calcext:value-type="string">
            <text:p>list all files AGS: PAT=(g#?.run) LFORMAT="copy *"%P%M.txt*" *"AGS:ProgramText/g/*" QUIET *ncopy *"%P%M#?.iff*" *"AGS:Screenshots/g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G106];[.H106];[.L106];[.M106];[.N106])" office:value-type="string" office:string-value="list all files AGS: PAT=(h#?.run) LFORMAT=&quot;copy *&quot;%P%M.txt*&quot; *&quot;AGS:ProgramText/h/*&quot; QUIET *ncopy *&quot;%P%M#?.iff*&quot; *&quot;AGS:Screenshots/h/*&quot; QUIET *ndelete *&quot;%P%M#?.iff*&quot; QUIET *ndelete *&quot;%P%M.txt*&quot; QUIET&quot; &gt;&gt; RAM:CopyCommandstoFilter" calcext:value-type="string">
            <text:p>list all files AGS: PAT=(h#?.run) LFORMAT="copy *"%P%M.txt*" *"AGS:ProgramText/h/*" QUIET *ncopy *"%P%M#?.iff*" *"AGS:Screenshots/h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G107];[.H107];[.L107];[.M107];[.N107])" office:value-type="string" office:string-value="list all files AGS: PAT=(I#?.run) LFORMAT=&quot;copy *&quot;%P%M.txt*&quot; *&quot;AGS:ProgramText/I/*&quot; QUIET *ncopy *&quot;%P%M#?.iff*&quot; *&quot;AGS:Screenshots/I/*&quot; QUIET *ndelete *&quot;%P%M#?.iff*&quot; QUIET *ndelete *&quot;%P%M.txt*&quot; QUIET&quot; &gt;&gt; RAM:CopyCommandstoFilter" calcext:value-type="string">
            <text:p>list all files AGS: PAT=(I#?.run) LFORMAT="copy *"%P%M.txt*" *"AGS:ProgramText/I/*" QUIET *ncopy *"%P%M#?.iff*" *"AGS:Screenshots/I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G108];[.H108];[.L108];[.M108];[.N108])" office:value-type="string" office:string-value="list all files AGS: PAT=(j#?.run) LFORMAT=&quot;copy *&quot;%P%M.txt*&quot; *&quot;AGS:ProgramText/j/*&quot; QUIET *ncopy *&quot;%P%M#?.iff*&quot; *&quot;AGS:Screenshots/j/*&quot; QUIET *ndelete *&quot;%P%M#?.iff*&quot; QUIET *ndelete *&quot;%P%M.txt*&quot; QUIET&quot; &gt;&gt; RAM:CopyCommandstoFilter" calcext:value-type="string">
            <text:p>list all files AGS: PAT=(j#?.run) LFORMAT="copy *"%P%M.txt*" *"AGS:ProgramText/j/*" QUIET *ncopy *"%P%M#?.iff*" *"AGS:Screenshots/j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G109];[.H109];[.L109];[.M109];[.N109])" office:value-type="string" office:string-value="list all files AGS: PAT=(k#?.run) LFORMAT=&quot;copy *&quot;%P%M.txt*&quot; *&quot;AGS:ProgramText/k/*&quot; QUIET *ncopy *&quot;%P%M#?.iff*&quot; *&quot;AGS:Screenshots/k/*&quot; QUIET *ndelete *&quot;%P%M#?.iff*&quot; QUIET *ndelete *&quot;%P%M.txt*&quot; QUIET&quot; &gt;&gt; RAM:CopyCommandstoFilter" calcext:value-type="string">
            <text:p>list all files AGS: PAT=(k#?.run) LFORMAT="copy *"%P%M.txt*" *"AGS:ProgramText/k/*" QUIET *ncopy *"%P%M#?.iff*" *"AGS:Screenshots/k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G110];[.H110];[.L110];[.M110];[.N110])" office:value-type="string" office:string-value="list all files AGS: PAT=(l#?.run) LFORMAT=&quot;copy *&quot;%P%M.txt*&quot; *&quot;AGS:ProgramText/l/*&quot; QUIET *ncopy *&quot;%P%M#?.iff*&quot; *&quot;AGS:Screenshots/l/*&quot; QUIET *ndelete *&quot;%P%M#?.iff*&quot; QUIET *ndelete *&quot;%P%M.txt*&quot; QUIET&quot; &gt;&gt; RAM:CopyCommandstoFilter" calcext:value-type="string">
            <text:p>list all files AGS: PAT=(l#?.run) LFORMAT="copy *"%P%M.txt*" *"AGS:ProgramText/l/*" QUIET *ncopy *"%P%M#?.iff*" *"AGS:Screenshots/l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G111];[.H111];[.L111];[.M111];[.N111])" office:value-type="string" office:string-value="list all files AGS: PAT=(m#?.run) LFORMAT=&quot;copy *&quot;%P%M.txt*&quot; *&quot;AGS:ProgramText/m/*&quot; QUIET *ncopy *&quot;%P%M#?.iff*&quot; *&quot;AGS:Screenshots/m/*&quot; QUIET *ndelete *&quot;%P%M#?.iff*&quot; QUIET *ndelete *&quot;%P%M.txt*&quot; QUIET&quot; &gt;&gt; RAM:CopyCommandstoFilter" calcext:value-type="string">
            <text:p>list all files AGS: PAT=(m#?.run) LFORMAT="copy *"%P%M.txt*" *"AGS:ProgramText/m/*" QUIET *ncopy *"%P%M#?.iff*" *"AGS:Screenshots/m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G112];[.H112];[.L112];[.M112];[.N112])" office:value-type="string" office:string-value="list all files AGS: PAT=(n#?.run) LFORMAT=&quot;copy *&quot;%P%M.txt*&quot; *&quot;AGS:ProgramText/n/*&quot; QUIET *ncopy *&quot;%P%M#?.iff*&quot; *&quot;AGS:Screenshots/n/*&quot; QUIET *ndelete *&quot;%P%M#?.iff*&quot; QUIET *ndelete *&quot;%P%M.txt*&quot; QUIET&quot; &gt;&gt; RAM:CopyCommandstoFilter" calcext:value-type="string">
            <text:p>list all files AGS: PAT=(n#?.run) LFORMAT="copy *"%P%M.txt*" *"AGS:ProgramText/n/*" QUIET *ncopy *"%P%M#?.iff*" *"AGS:Screenshots/n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G113];[.H113];[.L113];[.M113];[.N113])" office:value-type="string" office:string-value="list all files AGS: PAT=(o#?.run) LFORMAT=&quot;copy *&quot;%P%M.txt*&quot; *&quot;AGS:ProgramText/o/*&quot; QUIET *ncopy *&quot;%P%M#?.iff*&quot; *&quot;AGS:Screenshots/o/*&quot; QUIET *ndelete *&quot;%P%M#?.iff*&quot; QUIET *ndelete *&quot;%P%M.txt*&quot; QUIET&quot; &gt;&gt; RAM:CopyCommandstoFilter" calcext:value-type="string">
            <text:p>list all files AGS: PAT=(o#?.run) LFORMAT="copy *"%P%M.txt*" *"AGS:ProgramText/o/*" QUIET *ncopy *"%P%M#?.iff*" *"AGS:Screenshots/o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G114];[.H114];[.L114];[.M114];[.N114])" office:value-type="string" office:string-value="list all files AGS: PAT=(p#?.run) LFORMAT=&quot;copy *&quot;%P%M.txt*&quot; *&quot;AGS:ProgramText/p/*&quot; QUIET *ncopy *&quot;%P%M#?.iff*&quot; *&quot;AGS:Screenshots/p/*&quot; QUIET *ndelete *&quot;%P%M#?.iff*&quot; QUIET *ndelete *&quot;%P%M.txt*&quot; QUIET&quot; &gt;&gt; RAM:CopyCommandstoFilter" calcext:value-type="string">
            <text:p>list all files AGS: PAT=(p#?.run) LFORMAT="copy *"%P%M.txt*" *"AGS:ProgramText/p/*" QUIET *ncopy *"%P%M#?.iff*" *"AGS:Screenshots/p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G115];[.H115];[.L115];[.M115];[.N115])" office:value-type="string" office:string-value="list all files AGS: PAT=(q#?.run) LFORMAT=&quot;copy *&quot;%P%M.txt*&quot; *&quot;AGS:ProgramText/q/*&quot; QUIET *ncopy *&quot;%P%M#?.iff*&quot; *&quot;AGS:Screenshots/q/*&quot; QUIET *ndelete *&quot;%P%M#?.iff*&quot; QUIET *ndelete *&quot;%P%M.txt*&quot; QUIET&quot; &gt;&gt; RAM:CopyCommandstoFilter" calcext:value-type="string">
            <text:p>list all files AGS: PAT=(q#?.run) LFORMAT="copy *"%P%M.txt*" *"AGS:ProgramText/q/*" QUIET *ncopy *"%P%M#?.iff*" *"AGS:Screenshots/q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G116];[.H116];[.L116];[.M116];[.N116])" office:value-type="string" office:string-value="list all files AGS: PAT=(r#?.run) LFORMAT=&quot;copy *&quot;%P%M.txt*&quot; *&quot;AGS:ProgramText/r/*&quot; QUIET *ncopy *&quot;%P%M#?.iff*&quot; *&quot;AGS:Screenshots/r/*&quot; QUIET *ndelete *&quot;%P%M#?.iff*&quot; QUIET *ndelete *&quot;%P%M.txt*&quot; QUIET&quot; &gt;&gt; RAM:CopyCommandstoFilter" calcext:value-type="string">
            <text:p>list all files AGS: PAT=(r#?.run) LFORMAT="copy *"%P%M.txt*" *"AGS:ProgramText/r/*" QUIET *ncopy *"%P%M#?.iff*" *"AGS:Screenshots/r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G117];[.H117];[.L117];[.M117];[.N117])" office:value-type="string" office:string-value="list all files AGS: PAT=(s#?.run) LFORMAT=&quot;copy *&quot;%P%M.txt*&quot; *&quot;AGS:ProgramText/s/*&quot; QUIET *ncopy *&quot;%P%M#?.iff*&quot; *&quot;AGS:Screenshots/s/*&quot; QUIET *ndelete *&quot;%P%M#?.iff*&quot; QUIET *ndelete *&quot;%P%M.txt*&quot; QUIET&quot; &gt;&gt; RAM:CopyCommandstoFilter" calcext:value-type="string">
            <text:p>list all files AGS: PAT=(s#?.run) LFORMAT="copy *"%P%M.txt*" *"AGS:ProgramText/s/*" QUIET *ncopy *"%P%M#?.iff*" *"AGS:Screenshots/s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G118];[.H118];[.L118];[.M118];[.N118])" office:value-type="string" office:string-value="list all files AGS: PAT=(t#?.run) LFORMAT=&quot;copy *&quot;%P%M.txt*&quot; *&quot;AGS:ProgramText/t/*&quot; QUIET *ncopy *&quot;%P%M#?.iff*&quot; *&quot;AGS:Screenshots/t/*&quot; QUIET *ndelete *&quot;%P%M#?.iff*&quot; QUIET *ndelete *&quot;%P%M.txt*&quot; QUIET&quot; &gt;&gt; RAM:CopyCommandstoFilter" calcext:value-type="string">
            <text:p>list all files AGS: PAT=(t#?.run) LFORMAT="copy *"%P%M.txt*" *"AGS:ProgramText/t/*" QUIET *ncopy *"%P%M#?.iff*" *"AGS:Screenshots/t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G119];[.H119];[.L119];[.M119];[.N119])" office:value-type="string" office:string-value="list all files AGS: PAT=(u#?.run) LFORMAT=&quot;copy *&quot;%P%M.txt*&quot; *&quot;AGS:ProgramText/u/*&quot; QUIET *ncopy *&quot;%P%M#?.iff*&quot; *&quot;AGS:Screenshots/u/*&quot; QUIET *ndelete *&quot;%P%M#?.iff*&quot; QUIET *ndelete *&quot;%P%M.txt*&quot; QUIET&quot; &gt;&gt; RAM:CopyCommandstoFilter" calcext:value-type="string">
            <text:p>list all files AGS: PAT=(u#?.run) LFORMAT="copy *"%P%M.txt*" *"AGS:ProgramText/u/*" QUIET *ncopy *"%P%M#?.iff*" *"AGS:Screenshots/u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G120];[.H120];[.L120];[.M120];[.N120])" office:value-type="string" office:string-value="list all files AGS: PAT=(v#?.run) LFORMAT=&quot;copy *&quot;%P%M.txt*&quot; *&quot;AGS:ProgramText/v/*&quot; QUIET *ncopy *&quot;%P%M#?.iff*&quot; *&quot;AGS:Screenshots/v/*&quot; QUIET *ndelete *&quot;%P%M#?.iff*&quot; QUIET *ndelete *&quot;%P%M.txt*&quot; QUIET&quot; &gt;&gt; RAM:CopyCommandstoFilter" calcext:value-type="string">
            <text:p>list all files AGS: PAT=(v#?.run) LFORMAT="copy *"%P%M.txt*" *"AGS:ProgramText/v/*" QUIET *ncopy *"%P%M#?.iff*" *"AGS:Screenshots/v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G121];[.H121];[.L121];[.M121];[.N121])" office:value-type="string" office:string-value="list all files AGS: PAT=(w#?.run) LFORMAT=&quot;copy *&quot;%P%M.txt*&quot; *&quot;AGS:ProgramText/w/*&quot; QUIET *ncopy *&quot;%P%M#?.iff*&quot; *&quot;AGS:Screenshots/w/*&quot; QUIET *ndelete *&quot;%P%M#?.iff*&quot; QUIET *ndelete *&quot;%P%M.txt*&quot; QUIET&quot; &gt;&gt; RAM:CopyCommandstoFilter" calcext:value-type="string">
            <text:p>list all files AGS: PAT=(w#?.run) LFORMAT="copy *"%P%M.txt*" *"AGS:ProgramText/w/*" QUIET *ncopy *"%P%M#?.iff*" *"AGS:Screenshots/w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G122];[.H122];[.L122];[.M122];[.N122])" office:value-type="string" office:string-value="list all files AGS: PAT=(x#?.run) LFORMAT=&quot;copy *&quot;%P%M.txt*&quot; *&quot;AGS:ProgramText/x/*&quot; QUIET *ncopy *&quot;%P%M#?.iff*&quot; *&quot;AGS:Screenshots/x/*&quot; QUIET *ndelete *&quot;%P%M#?.iff*&quot; QUIET *ndelete *&quot;%P%M.txt*&quot; QUIET&quot; &gt;&gt; RAM:CopyCommandstoFilter" calcext:value-type="string">
            <text:p>list all files AGS: PAT=(x#?.run) LFORMAT="copy *"%P%M.txt*" *"AGS:ProgramText/x/*" QUIET *ncopy *"%P%M#?.iff*" *"AGS:Screenshots/x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G123];[.H123];[.L123];[.M123];[.N123])" office:value-type="string" office:string-value="list all files AGS: PAT=(y#?.run) LFORMAT=&quot;copy *&quot;%P%M.txt*&quot; *&quot;AGS:ProgramText/y/*&quot; QUIET *ncopy *&quot;%P%M#?.iff*&quot; *&quot;AGS:Screenshots/y/*&quot; QUIET *ndelete *&quot;%P%M#?.iff*&quot; QUIET *ndelete *&quot;%P%M.txt*&quot; QUIET&quot; &gt;&gt; RAM:CopyCommandstoFilter" calcext:value-type="string">
            <text:p>list all files AGS: PAT=(y#?.run) LFORMAT="copy *"%P%M.txt*" *"AGS:ProgramText/y/*" QUIET *ncopy *"%P%M#?.iff*" *"AGS:Screenshots/y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G124];[.H124];[.L124];[.M124];[.N124])" office:value-type="string" office:string-value="list all files AGS: PAT=(z#?.run) LFORMAT=&quot;copy *&quot;%P%M.txt*&quot; *&quot;AGS:ProgramText/z/*&quot; QUIET *ncopy *&quot;%P%M#?.iff*&quot; *&quot;AGS:Screenshots/z/*&quot; QUIET *ndelete *&quot;%P%M#?.iff*&quot; QUIET *ndelete *&quot;%P%M.txt*&quot; QUIET&quot; &gt;&gt; RAM:CopyCommandstoFilter" calcext:value-type="string">
            <text:p>list all files AGS: PAT=(z#?.run) LFORMAT="copy *"%P%M.txt*" *"AGS:ProgramText/z/*" QUIET *ncopy *"%P%M#?.iff*" *"AGS:Screenshots/z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G125];[.H125];[.L125];[.M125];[.N125])" office:value-type="string" office:string-value="list all files AGS: PAT=([#?.run) LFORMAT=&quot;copy *&quot;%P%M.txt*&quot; *&quot;AGS:ProgramText/[/*&quot; QUIET *ncopy *&quot;%P%M#?.iff*&quot; *&quot;AGS:Screenshots/[/*&quot; QUIET *ndelete *&quot;%P%M#?.iff*&quot; QUIET *ndelete *&quot;%P%M.txt*&quot; QUIET&quot; &gt;&gt; RAM:CopyCommandstoFilter" calcext:value-type="string">
            <text:p>list all files AGS: PAT=([#?.run) LFORMAT="copy *"%P%M.txt*" *"AGS:ProgramText/[/*" QUIET *ncopy *"%P%M#?.iff*" *"AGS:Screenshots/[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G126];[.H126];[.L126];[.M126];[.N126])" office:value-type="string" office:string-value="list all files AGS: PAT=(-#?.run) LFORMAT=&quot;copy *&quot;%P%M.txt*&quot; *&quot;AGS:ProgramText/-/*&quot; QUIET *ncopy *&quot;%P%M#?.iff*&quot; *&quot;AGS:Screenshots/-/*&quot; QUIET *ndelete *&quot;%P%M#?.iff*&quot; QUIET *ndelete *&quot;%P%M.txt*&quot; QUIET&quot; &gt;&gt; RAM:CopyCommandstoFilter" calcext:value-type="string">
            <text:p>list all files AGS: PAT=(-#?.run) LFORMAT="copy *"%P%M.txt*" *"AGS:ProgramText/-/*" QUIET *ncopy *"%P%M#?.iff*" *"AGS:Screenshots/-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G127];[.H127];[.L127];[.M127];[.N127])" office:value-type="string" office:string-value="list all files AGS: PAT=(+#?.run) LFORMAT=&quot;copy *&quot;%P%M.txt*&quot; *&quot;AGS:ProgramText/+/*&quot; QUIET *ncopy *&quot;%P%M#?.iff*&quot; *&quot;AGS:Screenshots/+/*&quot; QUIET *ndelete *&quot;%P%M#?.iff*&quot; QUIET *ndelete *&quot;%P%M.txt*&quot; QUIET&quot; &gt;&gt; RAM:CopyCommandstoFilter" calcext:value-type="string">
            <text:p>list all files AGS: PAT=(+#?.run) LFORMAT="copy *"%P%M.txt*" *"AGS:ProgramText/+/*" QUIET *ncopy *"%P%M#?.iff*" *"AGS:Screenshots/+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#?.conf) LFORMAT="echo *"</text:p>
          </table:table-cell>
          <table:table-cell office:value-type="string" calcext:value-type="string">
            <text:p>menu_folder = AGS:Menu/</text:p>
          </table:table-cell>
          <table:table-cell office:value-type="string" calcext:value-type="string">
            <text:p>*" &gt;&gt; </text:p>
          </table:table-cell>
          <table:table-cell office:value-type="string" calcext:value-type="string">
            <text:p>*"%p%N*"</text:p>
          </table:table-cell>
          <table:table-cell office:value-type="string" calcext:value-type="string">
            <text:p>*necho </text:p>
          </table:table-cell>
          <table:table-cell office:value-type="string" calcext:value-type="string">
            <text:p>*"screenshot_dir = AGS:Screenshots/</text:p>
          </table:table-cell>
          <table:table-cell office:value-type="string" calcext:value-type="string">
            <text:p>*"text_dir = AGS:Text/</text:p>
          </table:table-cell>
          <table:table-cell office:value-type="string" calcext:value-type="string">
            <text:p>*"exclude_central_location = Emulators</text:p>
          </table:table-cell>
          <table:table-cell office:value-type="string" calcext:value-type="string">
            <text:p>*"non_central_picture_suffix = </text:p>
          </table:table-cell>
          <table:table-cell office:value-type="string" calcext:value-type="string">
            <text:p>_AGARTG_</text:p>
          </table:table-cell>
          <table:table-cell table:number-columns-repeated="2"/>
          <table:table-cell office:value-type="string" calcext:value-type="string">
            <text:p>" &gt;&gt; RAM:CopyCommands2</text:p>
          </table:table-cell>
          <table:table-cell/>
          <table:table-cell table:formula="of:=CONCATENATE([.A128];[.B128];[.C128];[.D128];[.E128];[.F128];[.G128];[.D128];[.E128];[.F128];[.I128];[.D128];[.E128];[.F128];[.H128];[.D128];[.E128];[.F128];[.J128];[.K128];[.D128];[.E128];[.N128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</table:table-row>
        <table:table-row table:style-name="ro1">
          <table:table-cell office:value-type="string" calcext:value-type="string">
            <text:p>list AGS: PAT=(#?.ags) Lformat="rename *"%P%N*" to *"</text:p>
          </table:table-cell>
          <table:table-cell office:value-type="string" calcext:value-type="string">
            <text:p>AGS:Menu/%P%N</text:p>
          </table:table-cell>
          <table:table-cell office:value-type="string" calcext:value-type="string">
            <text:p>*"*nrename *"%p%m.txt*" to *"</text:p>
          </table:table-cell>
          <table:table-cell office:value-type="string" calcext:value-type="string">
            <text:p>AGS:Menu</text:p>
          </table:table-cell>
          <table:table-cell office:value-type="string" calcext:value-type="string">
            <text:p>/%P</text:p>
          </table:table-cell>
          <table:table-cell office:value-type="string" calcext:value-type="string">
            <text:p>*"</text:p>
          </table:table-cell>
          <table:table-cell table:number-columns-repeated="7"/>
          <table:table-cell office:value-type="string" calcext:value-type="string">
            <text:p>" &gt;&gt; RAM:CopyCommands2</text:p>
          </table:table-cell>
          <table:table-cell/>
          <table:table-cell table:formula="of:=CONCATENATE([.A129];[.B129];[.C129];[.D129];[.F129];[.F129];[.G129];[.H129];[.I129];[.J129];[.K129];[.N129])" office:value-type="string" office:string-value="list AGS: PAT=(#?.ags) Lformat=&quot;rename *&quot;%P%N*&quot; to *&quot;AGS:Menu/%P%N*&quot;*nrename *&quot;%p%m.txt*&quot; to *&quot;AGS:Menu*&quot;*&quot;&quot; &gt;&gt; RAM:CopyCommands2" calcext:value-type="string">
            <text:p>list AGS: PAT=(#?.ags) Lformat="rename *"%P%N*" to *"AGS:Menu/%P%N*"*nrename *"%p%m.txt*" to *"AGS:Menu*"*"" &gt;&gt; RAM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#?.ags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8"/>
          <table:table-cell office:value-type="string" calcext:value-type="string">
            <text:p>" &gt;&gt; RAM:CopyCommands2</text:p>
          </table:table-cell>
          <table:table-cell/>
          <table:table-cell table:formula="of:=CONCATENATE([.A130];[.B130];[.C130];[.D130];[.E130];[.F130];[.G130];[.H130];[.I130];[.J130];[.K130];[.N130])" office:value-type="string" office:string-value="list all files &quot;AGS:#?.ags/&quot; PAT=(#?.iff) LFORMAT=&quot;rename *&quot;%P%N*&quot; to *&quot;%P%m_AGARTG_.iff*&quot;&quot; &gt;&gt; RAM:CopyCommands2" calcext:value-type="string">
            <text:p>list all files "AGS:#?.ags/" PAT=(#?.iff) LFORMAT="rename *"%P%N*" to *"%P%m_AGARTG_.iff*"" &gt;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" &gt;&gt; RAM:CopyCommands3</text:p>
          </table:table-cell>
          <table:table-cell/>
          <table:table-cell table:formula="of:=CONCATENATE([.A131];[.B131];[.C131];[.D131];[.E131];[.F131];[.G131];[.H131];[.I131];[.J131];[.K131];[.N131])" office:value-type="string" office:string-value="Echo &quot;Failat 10&quot; &gt;&gt; RAM:CopyCommands3" calcext:value-type="string">
            <text:p>Echo "Failat 10" &gt;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2];[.B132];[.C132];[.D132];[.E132];[.F132];[.G132];[.H132];[.I132];[.J132];[.K132];[.N132])" office:value-type="string" office:string-value="Echo &quot;Running script to clean up copy commands&quot;" calcext:value-type="string">
            <text:p>Echo "Running script to clean up copy commands"</text:p>
          </table:table-cell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4"/>
          <table:table-cell table:formula="of:=CONCATENATE([.A133];[.B133];[.C133];[.D133];[.E133];[.F133];[.G133];[.H133];[.I133];[.J133];[.K133];[.N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8"/>
          <table:table-cell table:formula="of:=CONCATENATE([.A134];[.B134];[.C134];[.D134];[.E134];[.F134];[.G134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135];[.B135];[.C135];[.D135];[.E135];[.F135];[.G13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6];[.B136];[.C136];[.D136];[.E136];[.F136];[.G136];[.H136];[.I136];[.J136];[.K136];[.N136])" office:value-type="string" office:string-value="Echo &quot;Running Copy Commands&quot;" calcext:value-type="string">
            <text:p>Echo "Running Copy Commands"</text:p>
          </table:table-cell>
        </table:table-row>
        <table:table-row table:style-name="ro1">
          <table:table-cell office:value-type="string" calcext:value-type="string">
            <text:p>execute Ram:FixCopyCommands</text:p>
          </table:table-cell>
          <table:table-cell table:number-columns-repeated="14"/>
          <table:table-cell table:formula="of:=CONCATENATE([.A137];[.B137];[.C137];[.D137];[.E137];[.F137];[.G137];[.H137];[.I137];[.J137];[.K137];[.N137])" office:value-type="string" office:string-value="execute Ram:FixCopyCommands" calcext:value-type="string">
            <text:p>execute Ram:FixCopyCommands</text:p>
          </table:table-cell>
        </table:table-row>
      </table:table>
      <table:table table:name="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to modify AGS install&quot;" calcext:value-type="string">
            <text:p>Echo "Creating script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T:CopyCommands1" calcext:value-type="string">
            <text:p>Echo "Failat 21" 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FinalCommands2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T:FinalCommands2" calcext:value-type="string">
            <text:p>Echo "Failat 21" 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T:CopyCommands1" calcext:value-type="string">
            <text:p>Echo "Echo *"Running Part 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T:CopyCommands2" calcext:value-type="string">
            <text:p>Echo "Echo *"Running Part 3*"" &gt; T:Copy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T:CopyCommands3" calcext:value-type="string">
            <text:p>Echo "Echo *"Running Part 4*"" 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T:FinalCommands2" calcext:value-type="string">
            <text:p>Echo "Echo *"Running Part 5*"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T:CopyCommandstoFilter" calcext:value-type="string">
            <text:p>Echo "Echo *"Running Part 2*"" 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T:CopyCommands1" calcext:value-type="string">
            <text:p>Echo "Makedir *"AGS:Men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T:CopyCommands1" calcext:value-type="string">
            <text:p>Echo "Makedir *"AGS:ProgramTex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T:CopyCommands1" calcext:value-type="string">
            <text:p>Echo "Makedir *"AGS:ScreenShot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T:CopyCommands1" calcext:value-type="string">
            <text:p>Echo "Makedir *"AGS:ProgramText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T:CopyCommands1" calcext:value-type="string">
            <text:p>Echo "Makedir *"AGS:ProgramText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T:CopyCommands1" calcext:value-type="string">
            <text:p>Echo "Makedir *"AGS:ProgramText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T:CopyCommands1" calcext:value-type="string">
            <text:p>Echo "Makedir *"AGS:ProgramText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T:CopyCommands1" calcext:value-type="string">
            <text:p>Echo "Makedir *"AGS:ProgramText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T:CopyCommands1" calcext:value-type="string">
            <text:p>Echo "Makedir *"AGS:ProgramText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T:CopyCommands1" calcext:value-type="string">
            <text:p>Echo "Makedir *"AGS:ProgramText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T:CopyCommands1" calcext:value-type="string">
            <text:p>Echo "Makedir *"AGS:ProgramText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T:CopyCommands1" calcext:value-type="string">
            <text:p>Echo "Makedir *"AGS:ProgramText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T:CopyCommands1" calcext:value-type="string">
            <text:p>Echo "Makedir *"AGS:ProgramText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T:CopyCommands1" calcext:value-type="string">
            <text:p>Echo "Makedir *"AGS:ProgramText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T:CopyCommands1" calcext:value-type="string">
            <text:p>Echo "Makedir *"AGS:ProgramText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T:CopyCommands1" calcext:value-type="string">
            <text:p>Echo "Makedir *"AGS:ProgramText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T:CopyCommands1" calcext:value-type="string">
            <text:p>Echo "Makedir *"AGS:ProgramText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T:CopyCommands1" calcext:value-type="string">
            <text:p>Echo "Makedir *"AGS:ProgramText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T:CopyCommands1" calcext:value-type="string">
            <text:p>Echo "Makedir *"AGS:ProgramText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T:CopyCommands1" calcext:value-type="string">
            <text:p>Echo "Makedir *"AGS:ProgramText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T:CopyCommands1" calcext:value-type="string">
            <text:p>Echo "Makedir *"AGS:ProgramText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T:CopyCommands1" calcext:value-type="string">
            <text:p>Echo "Makedir *"AGS:ProgramText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T:CopyCommands1" calcext:value-type="string">
            <text:p>Echo "Makedir *"AGS:ProgramText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T:CopyCommands1" calcext:value-type="string">
            <text:p>Echo "Makedir *"AGS:ProgramText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T:CopyCommands1" calcext:value-type="string">
            <text:p>Echo "Makedir *"AGS:ProgramText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T:CopyCommands1" calcext:value-type="string">
            <text:p>Echo "Makedir *"AGS:ProgramText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T:CopyCommands1" calcext:value-type="string">
            <text:p>Echo "Makedir *"AGS:ProgramText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T:CopyCommands1" calcext:value-type="string">
            <text:p>Echo "Makedir *"AGS:ProgramText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T:CopyCommands1" calcext:value-type="string">
            <text:p>Echo "Makedir *"AGS:ProgramText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T:CopyCommands1" calcext:value-type="string">
            <text:p>Echo "Makedir *"AGS:ProgramText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T:CopyCommands1" calcext:value-type="string">
            <text:p>Echo "Makedir *"AGS:ProgramText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T:CopyCommands1" calcext:value-type="string">
            <text:p>Echo "Makedir *"AGS:ProgramText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T:CopyCommands1" calcext:value-type="string">
            <text:p>Echo "Makedir *"AGS:ProgramText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T:CopyCommands1" calcext:value-type="string">
            <text:p>Echo "Makedir *"AGS:ProgramText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T:CopyCommands1" calcext:value-type="string">
            <text:p>Echo "Makedir *"AGS:ProgramText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T:CopyCommands1" calcext:value-type="string">
            <text:p>Echo "Makedir *"AGS:ProgramText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T:CopyCommands1" calcext:value-type="string">
            <text:p>Echo "Makedir *"AGS:ProgramText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T:CopyCommands1" calcext:value-type="string">
            <text:p>Echo "Makedir *"AGS:ProgramText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T:CopyCommands1" calcext:value-type="string">
            <text:p>Echo "Makedir *"AGS:ProgramText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T:CopyCommands1" calcext:value-type="string">
            <text:p>Echo "Makedir *"AGS:ProgramText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T:CopyCommands1" calcext:value-type="string">
            <text:p>Echo "Makedir *"AGS:ProgramText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T:CopyCommands1" calcext:value-type="string">
            <text:p>Echo "Makedir *"AGS:ProgramText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T:CopyCommands1" calcext:value-type="string">
            <text:p>Echo "Makedir *"AGS:ScreenShots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T:CopyCommands1" calcext:value-type="string">
            <text:p>Echo "Makedir *"AGS:ScreenShots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T:CopyCommands1" calcext:value-type="string">
            <text:p>Echo "Makedir *"AGS:ScreenShots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T:CopyCommands1" calcext:value-type="string">
            <text:p>Echo "Makedir *"AGS:ScreenShots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T:CopyCommands1" calcext:value-type="string">
            <text:p>Echo "Makedir *"AGS:ScreenShots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T:CopyCommands1" calcext:value-type="string">
            <text:p>Echo "Makedir *"AGS:ScreenShots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T:CopyCommands1" calcext:value-type="string">
            <text:p>Echo "Makedir *"AGS:ScreenShots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T:CopyCommands1" calcext:value-type="string">
            <text:p>Echo "Makedir *"AGS:ScreenShots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T:CopyCommands1" calcext:value-type="string">
            <text:p>Echo "Makedir *"AGS:ScreenShots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T:CopyCommands1" calcext:value-type="string">
            <text:p>Echo "Makedir *"AGS:ScreenShots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T:CopyCommands1" calcext:value-type="string">
            <text:p>Echo "Makedir *"AGS:ScreenShots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T:CopyCommands1" calcext:value-type="string">
            <text:p>Echo "Makedir *"AGS:ScreenShots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T:CopyCommands1" calcext:value-type="string">
            <text:p>Echo "Makedir *"AGS:ScreenShots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T:CopyCommands1" calcext:value-type="string">
            <text:p>Echo "Makedir *"AGS:ScreenShots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T:CopyCommands1" calcext:value-type="string">
            <text:p>Echo "Makedir *"AGS:ScreenShots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T:CopyCommands1" calcext:value-type="string">
            <text:p>Echo "Makedir *"AGS:ScreenShots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T:CopyCommands1" calcext:value-type="string">
            <text:p>Echo "Makedir *"AGS:ScreenShots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T:CopyCommands1" calcext:value-type="string">
            <text:p>Echo "Makedir *"AGS:ScreenShots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T:CopyCommands1" calcext:value-type="string">
            <text:p>Echo "Makedir *"AGS:ScreenShots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T:CopyCommands1" calcext:value-type="string">
            <text:p>Echo "Makedir *"AGS:ScreenShots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T:CopyCommands1" calcext:value-type="string">
            <text:p>Echo "Makedir *"AGS:ScreenShots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T:CopyCommands1" calcext:value-type="string">
            <text:p>Echo "Makedir *"AGS:ScreenShots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T:CopyCommands1" calcext:value-type="string">
            <text:p>Echo "Makedir *"AGS:ScreenShots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T:CopyCommands1" calcext:value-type="string">
            <text:p>Echo "Makedir *"AGS:ScreenShots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T:CopyCommands1" calcext:value-type="string">
            <text:p>Echo "Makedir *"AGS:ScreenShots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T:CopyCommands1" calcext:value-type="string">
            <text:p>Echo "Makedir *"AGS:ScreenShots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T:CopyCommands1" calcext:value-type="string">
            <text:p>Echo "Makedir *"AGS:ScreenShots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T:CopyCommands1" calcext:value-type="string">
            <text:p>Echo "Makedir *"AGS:ScreenShots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T:CopyCommands1" calcext:value-type="string">
            <text:p>Echo "Makedir *"AGS:ScreenShots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T:CopyCommands1" calcext:value-type="string">
            <text:p>Echo "Makedir *"AGS:ScreenShots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T:CopyCommands1" calcext:value-type="string">
            <text:p>Echo "Makedir *"AGS:ScreenShots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T:CopyCommands1" calcext:value-type="string">
            <text:p>Echo "Makedir *"AGS:ScreenShots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T:CopyCommands1" calcext:value-type="string">
            <text:p>Echo "Makedir *"AGS:ScreenShots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T:CopyCommands1" calcext:value-type="string">
            <text:p>Echo "Makedir *"AGS:ScreenShots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T:CopyCommands1" calcext:value-type="string">
            <text:p>Echo "Makedir *"AGS:ScreenShots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T:CopyCommands1" calcext:value-type="string">
            <text:p>Echo "Makedir *"AGS:ScreenShots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T:CopyCommands1" calcext:value-type="string">
            <text:p>Echo "Makedir *"AGS:ScreenShots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T:CopyCommands1" calcext:value-type="string">
            <text:p>Echo "Makedir *"AGS:ScreenShots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T:CopyCommands1" calcext:value-type="string">
            <text:p>Echo "Makedir *"AGS:ScreenShots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&gt;NIL: *ndelete *&quot;%P%M.txt*&quot; QUIET &gt;NIL: *ncopy *&quot;%P%M#?.iff*&quot; *&quot;AGS:Screenshots/0/*&quot; QUIET &gt;NIL: *ndelete *&quot;%P%M#?.iff*&quot; QUIET &gt;NIL:&quot; &gt;&gt; T:CopyCommandstoFilter" calcext:value-type="string">
            <text:p>list all files AGS: PAT=(0#?.run) LFORMAT="copy *"%P%M.txt*" *"AGS:ProgramText/0/*" QUIET &gt;NIL: *ndelete *"%P%M.txt*" QUIET &gt;NIL: *ncopy *"%P%M#?.iff*" *"AGS:Screenshots/0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&gt;NIL: *ndelete *&quot;%P%M.txt*&quot; QUIET &gt;NIL: *ncopy *&quot;%P%M#?.iff*&quot; *&quot;AGS:Screenshots/1/*&quot; QUIET &gt;NIL: *ndelete *&quot;%P%M#?.iff*&quot; QUIET &gt;NIL:&quot; &gt;&gt; T:CopyCommandstoFilter" calcext:value-type="string">
            <text:p>list all files AGS: PAT=(1#?.run) LFORMAT="copy *"%P%M.txt*" *"AGS:ProgramText/1/*" QUIET &gt;NIL: *ndelete *"%P%M.txt*" QUIET &gt;NIL: *ncopy *"%P%M#?.iff*" *"AGS:Screenshots/1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&gt;NIL: *ndelete *&quot;%P%M.txt*&quot; QUIET &gt;NIL: *ncopy *&quot;%P%M#?.iff*&quot; *&quot;AGS:Screenshots/2/*&quot; QUIET &gt;NIL: *ndelete *&quot;%P%M#?.iff*&quot; QUIET &gt;NIL:&quot; &gt;&gt; T:CopyCommandstoFilter" calcext:value-type="string">
            <text:p>list all files AGS: PAT=(2#?.run) LFORMAT="copy *"%P%M.txt*" *"AGS:ProgramText/2/*" QUIET &gt;NIL: *ndelete *"%P%M.txt*" QUIET &gt;NIL: *ncopy *"%P%M#?.iff*" *"AGS:Screenshots/2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&gt;NIL: *ndelete *&quot;%P%M.txt*&quot; QUIET &gt;NIL: *ncopy *&quot;%P%M#?.iff*&quot; *&quot;AGS:Screenshots/3/*&quot; QUIET &gt;NIL: *ndelete *&quot;%P%M#?.iff*&quot; QUIET &gt;NIL:&quot; &gt;&gt; T:CopyCommandstoFilter" calcext:value-type="string">
            <text:p>list all files AGS: PAT=(3#?.run) LFORMAT="copy *"%P%M.txt*" *"AGS:ProgramText/3/*" QUIET &gt;NIL: *ndelete *"%P%M.txt*" QUIET &gt;NIL: *ncopy *"%P%M#?.iff*" *"AGS:Screenshots/3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&gt;NIL: *ndelete *&quot;%P%M.txt*&quot; QUIET &gt;NIL: *ncopy *&quot;%P%M#?.iff*&quot; *&quot;AGS:Screenshots/4/*&quot; QUIET &gt;NIL: *ndelete *&quot;%P%M#?.iff*&quot; QUIET &gt;NIL:&quot; &gt;&gt; T:CopyCommandstoFilter" calcext:value-type="string">
            <text:p>list all files AGS: PAT=(4#?.run) LFORMAT="copy *"%P%M.txt*" *"AGS:ProgramText/4/*" QUIET &gt;NIL: *ndelete *"%P%M.txt*" QUIET &gt;NIL: *ncopy *"%P%M#?.iff*" *"AGS:Screenshots/4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&gt;NIL: *ndelete *&quot;%P%M.txt*&quot; QUIET &gt;NIL: *ncopy *&quot;%P%M#?.iff*&quot; *&quot;AGS:Screenshots/5/*&quot; QUIET &gt;NIL: *ndelete *&quot;%P%M#?.iff*&quot; QUIET &gt;NIL:&quot; &gt;&gt; T:CopyCommandstoFilter" calcext:value-type="string">
            <text:p>list all files AGS: PAT=(5#?.run) LFORMAT="copy *"%P%M.txt*" *"AGS:ProgramText/5/*" QUIET &gt;NIL: *ndelete *"%P%M.txt*" QUIET &gt;NIL: *ncopy *"%P%M#?.iff*" *"AGS:Screenshots/5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&gt;NIL: *ndelete *&quot;%P%M.txt*&quot; QUIET &gt;NIL: *ncopy *&quot;%P%M#?.iff*&quot; *&quot;AGS:Screenshots/6/*&quot; QUIET &gt;NIL: *ndelete *&quot;%P%M#?.iff*&quot; QUIET &gt;NIL:&quot; &gt;&gt; T:CopyCommandstoFilter" calcext:value-type="string">
            <text:p>list all files AGS: PAT=(6#?.run) LFORMAT="copy *"%P%M.txt*" *"AGS:ProgramText/6/*" QUIET &gt;NIL: *ndelete *"%P%M.txt*" QUIET &gt;NIL: *ncopy *"%P%M#?.iff*" *"AGS:Screenshots/6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&gt;NIL: *ndelete *&quot;%P%M.txt*&quot; QUIET &gt;NIL: *ncopy *&quot;%P%M#?.iff*&quot; *&quot;AGS:Screenshots/7/*&quot; QUIET &gt;NIL: *ndelete *&quot;%P%M#?.iff*&quot; QUIET &gt;NIL:&quot; &gt;&gt; T:CopyCommandstoFilter" calcext:value-type="string">
            <text:p>list all files AGS: PAT=(7#?.run) LFORMAT="copy *"%P%M.txt*" *"AGS:ProgramText/7/*" QUIET &gt;NIL: *ndelete *"%P%M.txt*" QUIET &gt;NIL: *ncopy *"%P%M#?.iff*" *"AGS:Screenshots/7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&gt;NIL: *ndelete *&quot;%P%M.txt*&quot; QUIET &gt;NIL: *ncopy *&quot;%P%M#?.iff*&quot; *&quot;AGS:Screenshots/8/*&quot; QUIET &gt;NIL: *ndelete *&quot;%P%M#?.iff*&quot; QUIET &gt;NIL:&quot; &gt;&gt; T:CopyCommandstoFilter" calcext:value-type="string">
            <text:p>list all files AGS: PAT=(8#?.run) LFORMAT="copy *"%P%M.txt*" *"AGS:ProgramText/8/*" QUIET &gt;NIL: *ndelete *"%P%M.txt*" QUIET &gt;NIL: *ncopy *"%P%M#?.iff*" *"AGS:Screenshots/8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&gt;NIL: *ndelete *&quot;%P%M.txt*&quot; QUIET &gt;NIL: *ncopy *&quot;%P%M#?.iff*&quot; *&quot;AGS:Screenshots/9/*&quot; QUIET &gt;NIL: *ndelete *&quot;%P%M#?.iff*&quot; QUIET &gt;NIL:&quot; &gt;&gt; T:CopyCommandstoFilter" calcext:value-type="string">
            <text:p>list all files AGS: PAT=(9#?.run) LFORMAT="copy *"%P%M.txt*" *"AGS:ProgramText/9/*" QUIET &gt;NIL: *ndelete *"%P%M.txt*" QUIET &gt;NIL: *ncopy *"%P%M#?.iff*" *"AGS:Screenshots/9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&gt;NIL: *ndelete *&quot;%P%M.txt*&quot; QUIET &gt;NIL: *ncopy *&quot;%P%M#?.iff*&quot; *&quot;AGS:Screenshots/a/*&quot; QUIET &gt;NIL: *ndelete *&quot;%P%M#?.iff*&quot; QUIET &gt;NIL:&quot; &gt;&gt; T:CopyCommandstoFilter" calcext:value-type="string">
            <text:p>list all files AGS: PAT=(a#?.run) LFORMAT="copy *"%P%M.txt*" *"AGS:ProgramText/a/*" QUIET &gt;NIL: *ndelete *"%P%M.txt*" QUIET &gt;NIL: *ncopy *"%P%M#?.iff*" *"AGS:Screenshots/a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&gt;NIL: *ndelete *&quot;%P%M.txt*&quot; QUIET &gt;NIL: *ncopy *&quot;%P%M#?.iff*&quot; *&quot;AGS:Screenshots/b/*&quot; QUIET &gt;NIL: *ndelete *&quot;%P%M#?.iff*&quot; QUIET &gt;NIL:&quot; &gt;&gt; T:CopyCommandstoFilter" calcext:value-type="string">
            <text:p>list all files AGS: PAT=(b#?.run) LFORMAT="copy *"%P%M.txt*" *"AGS:ProgramText/b/*" QUIET &gt;NIL: *ndelete *"%P%M.txt*" QUIET &gt;NIL: *ncopy *"%P%M#?.iff*" *"AGS:Screenshots/b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&gt;NIL: *ndelete *&quot;%P%M.txt*&quot; QUIET &gt;NIL: *ncopy *&quot;%P%M#?.iff*&quot; *&quot;AGS:Screenshots/c/*&quot; QUIET &gt;NIL: *ndelete *&quot;%P%M#?.iff*&quot; QUIET &gt;NIL:&quot; &gt;&gt; T:CopyCommandstoFilter" calcext:value-type="string">
            <text:p>list all files AGS: PAT=(c#?.run) LFORMAT="copy *"%P%M.txt*" *"AGS:ProgramText/c/*" QUIET &gt;NIL: *ndelete *"%P%M.txt*" QUIET &gt;NIL: *ncopy *"%P%M#?.iff*" *"AGS:Screenshots/c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&gt;NIL: *ndelete *&quot;%P%M.txt*&quot; QUIET &gt;NIL: *ncopy *&quot;%P%M#?.iff*&quot; *&quot;AGS:Screenshots/d/*&quot; QUIET &gt;NIL: *ndelete *&quot;%P%M#?.iff*&quot; QUIET &gt;NIL:&quot; &gt;&gt; T:CopyCommandstoFilter" calcext:value-type="string">
            <text:p>list all files AGS: PAT=(d#?.run) LFORMAT="copy *"%P%M.txt*" *"AGS:ProgramText/d/*" QUIET &gt;NIL: *ndelete *"%P%M.txt*" QUIET &gt;NIL: *ncopy *"%P%M#?.iff*" *"AGS:Screenshots/d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&gt;NIL: *ndelete *&quot;%P%M.txt*&quot; QUIET &gt;NIL: *ncopy *&quot;%P%M#?.iff*&quot; *&quot;AGS:Screenshots/e/*&quot; QUIET &gt;NIL: *ndelete *&quot;%P%M#?.iff*&quot; QUIET &gt;NIL:&quot; &gt;&gt; T:CopyCommandstoFilter" calcext:value-type="string">
            <text:p>list all files AGS: PAT=(e#?.run) LFORMAT="copy *"%P%M.txt*" *"AGS:ProgramText/e/*" QUIET &gt;NIL: *ndelete *"%P%M.txt*" QUIET &gt;NIL: *ncopy *"%P%M#?.iff*" *"AGS:Screenshots/e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&gt;NIL: *ndelete *&quot;%P%M.txt*&quot; QUIET &gt;NIL: *ncopy *&quot;%P%M#?.iff*&quot; *&quot;AGS:Screenshots/f/*&quot; QUIET &gt;NIL: *ndelete *&quot;%P%M#?.iff*&quot; QUIET &gt;NIL:&quot; &gt;&gt; T:CopyCommandstoFilter" calcext:value-type="string">
            <text:p>list all files AGS: PAT=(f#?.run) LFORMAT="copy *"%P%M.txt*" *"AGS:ProgramText/f/*" QUIET &gt;NIL: *ndelete *"%P%M.txt*" QUIET &gt;NIL: *ncopy *"%P%M#?.iff*" *"AGS:Screenshots/f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&gt;NIL: *ndelete *&quot;%P%M.txt*&quot; QUIET &gt;NIL: *ncopy *&quot;%P%M#?.iff*&quot; *&quot;AGS:Screenshots/g/*&quot; QUIET &gt;NIL: *ndelete *&quot;%P%M#?.iff*&quot; QUIET &gt;NIL:&quot; &gt;&gt; T:CopyCommandstoFilter" calcext:value-type="string">
            <text:p>list all files AGS: PAT=(g#?.run) LFORMAT="copy *"%P%M.txt*" *"AGS:ProgramText/g/*" QUIET &gt;NIL: *ndelete *"%P%M.txt*" QUIET &gt;NIL: *ncopy *"%P%M#?.iff*" *"AGS:Screenshots/g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&gt;NIL: *ndelete *&quot;%P%M.txt*&quot; QUIET &gt;NIL: *ncopy *&quot;%P%M#?.iff*&quot; *&quot;AGS:Screenshots/h/*&quot; QUIET &gt;NIL: *ndelete *&quot;%P%M#?.iff*&quot; QUIET &gt;NIL:&quot; &gt;&gt; T:CopyCommandstoFilter" calcext:value-type="string">
            <text:p>list all files AGS: PAT=(h#?.run) LFORMAT="copy *"%P%M.txt*" *"AGS:ProgramText/h/*" QUIET &gt;NIL: *ndelete *"%P%M.txt*" QUIET &gt;NIL: *ncopy *"%P%M#?.iff*" *"AGS:Screenshots/h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&gt;NIL: *ndelete *&quot;%P%M.txt*&quot; QUIET &gt;NIL: *ncopy *&quot;%P%M#?.iff*&quot; *&quot;AGS:Screenshots/I/*&quot; QUIET &gt;NIL: *ndelete *&quot;%P%M#?.iff*&quot; QUIET &gt;NIL:&quot; &gt;&gt; T:CopyCommandstoFilter" calcext:value-type="string">
            <text:p>list all files AGS: PAT=(I#?.run) LFORMAT="copy *"%P%M.txt*" *"AGS:ProgramText/I/*" QUIET &gt;NIL: *ndelete *"%P%M.txt*" QUIET &gt;NIL: *ncopy *"%P%M#?.iff*" *"AGS:Screenshots/I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&gt;NIL: *ndelete *&quot;%P%M.txt*&quot; QUIET &gt;NIL: *ncopy *&quot;%P%M#?.iff*&quot; *&quot;AGS:Screenshots/j/*&quot; QUIET &gt;NIL: *ndelete *&quot;%P%M#?.iff*&quot; QUIET &gt;NIL:&quot; &gt;&gt; T:CopyCommandstoFilter" calcext:value-type="string">
            <text:p>list all files AGS: PAT=(j#?.run) LFORMAT="copy *"%P%M.txt*" *"AGS:ProgramText/j/*" QUIET &gt;NIL: *ndelete *"%P%M.txt*" QUIET &gt;NIL: *ncopy *"%P%M#?.iff*" *"AGS:Screenshots/j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&gt;NIL: *ndelete *&quot;%P%M.txt*&quot; QUIET &gt;NIL: *ncopy *&quot;%P%M#?.iff*&quot; *&quot;AGS:Screenshots/k/*&quot; QUIET &gt;NIL: *ndelete *&quot;%P%M#?.iff*&quot; QUIET &gt;NIL:&quot; &gt;&gt; T:CopyCommandstoFilter" calcext:value-type="string">
            <text:p>list all files AGS: PAT=(k#?.run) LFORMAT="copy *"%P%M.txt*" *"AGS:ProgramText/k/*" QUIET &gt;NIL: *ndelete *"%P%M.txt*" QUIET &gt;NIL: *ncopy *"%P%M#?.iff*" *"AGS:Screenshots/k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&gt;NIL: *ndelete *&quot;%P%M.txt*&quot; QUIET &gt;NIL: *ncopy *&quot;%P%M#?.iff*&quot; *&quot;AGS:Screenshots/l/*&quot; QUIET &gt;NIL: *ndelete *&quot;%P%M#?.iff*&quot; QUIET &gt;NIL:&quot; &gt;&gt; T:CopyCommandstoFilter" calcext:value-type="string">
            <text:p>list all files AGS: PAT=(l#?.run) LFORMAT="copy *"%P%M.txt*" *"AGS:ProgramText/l/*" QUIET &gt;NIL: *ndelete *"%P%M.txt*" QUIET &gt;NIL: *ncopy *"%P%M#?.iff*" *"AGS:Screenshots/l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&gt;NIL: *ndelete *&quot;%P%M.txt*&quot; QUIET &gt;NIL: *ncopy *&quot;%P%M#?.iff*&quot; *&quot;AGS:Screenshots/m/*&quot; QUIET &gt;NIL: *ndelete *&quot;%P%M#?.iff*&quot; QUIET &gt;NIL:&quot; &gt;&gt; T:CopyCommandstoFilter" calcext:value-type="string">
            <text:p>list all files AGS: PAT=(m#?.run) LFORMAT="copy *"%P%M.txt*" *"AGS:ProgramText/m/*" QUIET &gt;NIL: *ndelete *"%P%M.txt*" QUIET &gt;NIL: *ncopy *"%P%M#?.iff*" *"AGS:Screenshots/m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&gt;NIL: *ndelete *&quot;%P%M.txt*&quot; QUIET &gt;NIL: *ncopy *&quot;%P%M#?.iff*&quot; *&quot;AGS:Screenshots/n/*&quot; QUIET &gt;NIL: *ndelete *&quot;%P%M#?.iff*&quot; QUIET &gt;NIL:&quot; &gt;&gt; T:CopyCommandstoFilter" calcext:value-type="string">
            <text:p>list all files AGS: PAT=(n#?.run) LFORMAT="copy *"%P%M.txt*" *"AGS:ProgramText/n/*" QUIET &gt;NIL: *ndelete *"%P%M.txt*" QUIET &gt;NIL: *ncopy *"%P%M#?.iff*" *"AGS:Screenshots/n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&gt;NIL: *ndelete *&quot;%P%M.txt*&quot; QUIET &gt;NIL: *ncopy *&quot;%P%M#?.iff*&quot; *&quot;AGS:Screenshots/o/*&quot; QUIET &gt;NIL: *ndelete *&quot;%P%M#?.iff*&quot; QUIET &gt;NIL:&quot; &gt;&gt; T:CopyCommandstoFilter" calcext:value-type="string">
            <text:p>list all files AGS: PAT=(o#?.run) LFORMAT="copy *"%P%M.txt*" *"AGS:ProgramText/o/*" QUIET &gt;NIL: *ndelete *"%P%M.txt*" QUIET &gt;NIL: *ncopy *"%P%M#?.iff*" *"AGS:Screenshots/o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&gt;NIL: *ndelete *&quot;%P%M.txt*&quot; QUIET &gt;NIL: *ncopy *&quot;%P%M#?.iff*&quot; *&quot;AGS:Screenshots/p/*&quot; QUIET &gt;NIL: *ndelete *&quot;%P%M#?.iff*&quot; QUIET &gt;NIL:&quot; &gt;&gt; T:CopyCommandstoFilter" calcext:value-type="string">
            <text:p>list all files AGS: PAT=(p#?.run) LFORMAT="copy *"%P%M.txt*" *"AGS:ProgramText/p/*" QUIET &gt;NIL: *ndelete *"%P%M.txt*" QUIET &gt;NIL: *ncopy *"%P%M#?.iff*" *"AGS:Screenshots/p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&gt;NIL: *ndelete *&quot;%P%M.txt*&quot; QUIET &gt;NIL: *ncopy *&quot;%P%M#?.iff*&quot; *&quot;AGS:Screenshots/q/*&quot; QUIET &gt;NIL: *ndelete *&quot;%P%M#?.iff*&quot; QUIET &gt;NIL:&quot; &gt;&gt; T:CopyCommandstoFilter" calcext:value-type="string">
            <text:p>list all files AGS: PAT=(q#?.run) LFORMAT="copy *"%P%M.txt*" *"AGS:ProgramText/q/*" QUIET &gt;NIL: *ndelete *"%P%M.txt*" QUIET &gt;NIL: *ncopy *"%P%M#?.iff*" *"AGS:Screenshots/q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&gt;NIL: *ndelete *&quot;%P%M.txt*&quot; QUIET &gt;NIL: *ncopy *&quot;%P%M#?.iff*&quot; *&quot;AGS:Screenshots/r/*&quot; QUIET &gt;NIL: *ndelete *&quot;%P%M#?.iff*&quot; QUIET &gt;NIL:&quot; &gt;&gt; T:CopyCommandstoFilter" calcext:value-type="string">
            <text:p>list all files AGS: PAT=(r#?.run) LFORMAT="copy *"%P%M.txt*" *"AGS:ProgramText/r/*" QUIET &gt;NIL: *ndelete *"%P%M.txt*" QUIET &gt;NIL: *ncopy *"%P%M#?.iff*" *"AGS:Screenshots/r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&gt;NIL: *ndelete *&quot;%P%M.txt*&quot; QUIET &gt;NIL: *ncopy *&quot;%P%M#?.iff*&quot; *&quot;AGS:Screenshots/s/*&quot; QUIET &gt;NIL: *ndelete *&quot;%P%M#?.iff*&quot; QUIET &gt;NIL:&quot; &gt;&gt; T:CopyCommandstoFilter" calcext:value-type="string">
            <text:p>list all files AGS: PAT=(s#?.run) LFORMAT="copy *"%P%M.txt*" *"AGS:ProgramText/s/*" QUIET &gt;NIL: *ndelete *"%P%M.txt*" QUIET &gt;NIL: *ncopy *"%P%M#?.iff*" *"AGS:Screenshots/s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&gt;NIL: *ndelete *&quot;%P%M.txt*&quot; QUIET &gt;NIL: *ncopy *&quot;%P%M#?.iff*&quot; *&quot;AGS:Screenshots/t/*&quot; QUIET &gt;NIL: *ndelete *&quot;%P%M#?.iff*&quot; QUIET &gt;NIL:&quot; &gt;&gt; T:CopyCommandstoFilter" calcext:value-type="string">
            <text:p>list all files AGS: PAT=(t#?.run) LFORMAT="copy *"%P%M.txt*" *"AGS:ProgramText/t/*" QUIET &gt;NIL: *ndelete *"%P%M.txt*" QUIET &gt;NIL: *ncopy *"%P%M#?.iff*" *"AGS:Screenshots/t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&gt;NIL: *ndelete *&quot;%P%M.txt*&quot; QUIET &gt;NIL: *ncopy *&quot;%P%M#?.iff*&quot; *&quot;AGS:Screenshots/u/*&quot; QUIET &gt;NIL: *ndelete *&quot;%P%M#?.iff*&quot; QUIET &gt;NIL:&quot; &gt;&gt; T:CopyCommandstoFilter" calcext:value-type="string">
            <text:p>list all files AGS: PAT=(u#?.run) LFORMAT="copy *"%P%M.txt*" *"AGS:ProgramText/u/*" QUIET &gt;NIL: *ndelete *"%P%M.txt*" QUIET &gt;NIL: *ncopy *"%P%M#?.iff*" *"AGS:Screenshots/u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&gt;NIL: *ndelete *&quot;%P%M.txt*&quot; QUIET &gt;NIL: *ncopy *&quot;%P%M#?.iff*&quot; *&quot;AGS:Screenshots/v/*&quot; QUIET &gt;NIL: *ndelete *&quot;%P%M#?.iff*&quot; QUIET &gt;NIL:&quot; &gt;&gt; T:CopyCommandstoFilter" calcext:value-type="string">
            <text:p>list all files AGS: PAT=(v#?.run) LFORMAT="copy *"%P%M.txt*" *"AGS:ProgramText/v/*" QUIET &gt;NIL: *ndelete *"%P%M.txt*" QUIET &gt;NIL: *ncopy *"%P%M#?.iff*" *"AGS:Screenshots/v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&gt;NIL: *ndelete *&quot;%P%M.txt*&quot; QUIET &gt;NIL: *ncopy *&quot;%P%M#?.iff*&quot; *&quot;AGS:Screenshots/w/*&quot; QUIET &gt;NIL: *ndelete *&quot;%P%M#?.iff*&quot; QUIET &gt;NIL:&quot; &gt;&gt; T:CopyCommandstoFilter" calcext:value-type="string">
            <text:p>list all files AGS: PAT=(w#?.run) LFORMAT="copy *"%P%M.txt*" *"AGS:ProgramText/w/*" QUIET &gt;NIL: *ndelete *"%P%M.txt*" QUIET &gt;NIL: *ncopy *"%P%M#?.iff*" *"AGS:Screenshots/w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&gt;NIL: *ndelete *&quot;%P%M.txt*&quot; QUIET &gt;NIL: *ncopy *&quot;%P%M#?.iff*&quot; *&quot;AGS:Screenshots/x/*&quot; QUIET &gt;NIL: *ndelete *&quot;%P%M#?.iff*&quot; QUIET &gt;NIL:&quot; &gt;&gt; T:CopyCommandstoFilter" calcext:value-type="string">
            <text:p>list all files AGS: PAT=(x#?.run) LFORMAT="copy *"%P%M.txt*" *"AGS:ProgramText/x/*" QUIET &gt;NIL: *ndelete *"%P%M.txt*" QUIET &gt;NIL: *ncopy *"%P%M#?.iff*" *"AGS:Screenshots/x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&gt;NIL: *ndelete *&quot;%P%M.txt*&quot; QUIET &gt;NIL: *ncopy *&quot;%P%M#?.iff*&quot; *&quot;AGS:Screenshots/y/*&quot; QUIET &gt;NIL: *ndelete *&quot;%P%M#?.iff*&quot; QUIET &gt;NIL:&quot; &gt;&gt; T:CopyCommandstoFilter" calcext:value-type="string">
            <text:p>list all files AGS: PAT=(y#?.run) LFORMAT="copy *"%P%M.txt*" *"AGS:ProgramText/y/*" QUIET &gt;NIL: *ndelete *"%P%M.txt*" QUIET &gt;NIL: *ncopy *"%P%M#?.iff*" *"AGS:Screenshots/y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&gt;NIL: *ndelete *&quot;%P%M.txt*&quot; QUIET &gt;NIL: *ncopy *&quot;%P%M#?.iff*&quot; *&quot;AGS:Screenshots/z/*&quot; QUIET &gt;NIL: *ndelete *&quot;%P%M#?.iff*&quot; QUIET &gt;NIL:&quot; &gt;&gt; T:CopyCommandstoFilter" calcext:value-type="string">
            <text:p>list all files AGS: PAT=(z#?.run) LFORMAT="copy *"%P%M.txt*" *"AGS:ProgramText/z/*" QUIET &gt;NIL: *ndelete *"%P%M.txt*" QUIET &gt;NIL: *ncopy *"%P%M#?.iff*" *"AGS:Screenshots/z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&gt;NIL: *ndelete *&quot;%P%M.txt*&quot; QUIET &gt;NIL: *ncopy *&quot;%P%M#?.iff*&quot; *&quot;AGS:Screenshots/[/*&quot; QUIET &gt;NIL: *ndelete *&quot;%P%M#?.iff*&quot; QUIET &gt;NIL:&quot; &gt;&gt; T:CopyCommandstoFilter" calcext:value-type="string">
            <text:p>list all files AGS: PAT=([#?.run) LFORMAT="copy *"%P%M.txt*" *"AGS:ProgramText/[/*" QUIET &gt;NIL: *ndelete *"%P%M.txt*" QUIET &gt;NIL: *ncopy *"%P%M#?.iff*" *"AGS:Screenshots/[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&gt;NIL: *ndelete *&quot;%P%M.txt*&quot; QUIET &gt;NIL: *ncopy *&quot;%P%M#?.iff*&quot; *&quot;AGS:Screenshots/-/*&quot; QUIET &gt;NIL: *ndelete *&quot;%P%M#?.iff*&quot; QUIET &gt;NIL:&quot; &gt;&gt; T:CopyCommandstoFilter" calcext:value-type="string">
            <text:p>list all files AGS: PAT=(-#?.run) LFORMAT="copy *"%P%M.txt*" *"AGS:ProgramText/-/*" QUIET &gt;NIL: *ndelete *"%P%M.txt*" QUIET &gt;NIL: *ncopy *"%P%M#?.iff*" *"AGS:Screenshots/-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&gt;NIL: *ndelete *&quot;%P%M.txt*&quot; QUIET &gt;NIL: *ncopy *&quot;%P%M#?.iff*&quot; *&quot;AGS:Screenshots/+/*&quot; QUIET &gt;NIL: *ndelete *&quot;%P%M#?.iff*&quot; QUIET &gt;NIL:&quot; &gt;&gt; T:CopyCommandstoFilter" calcext:value-type="string">
            <text:p>list all files AGS: PAT=(+#?.run) LFORMAT="copy *"%P%M.txt*" *"AGS:ProgramText/+/*" QUIET &gt;NIL: *ndelete *"%P%M.txt*" QUIET &gt;NIL: *ncopy *"%P%M#?.iff*" *"AGS:Screenshots/+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cript creation complete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Script creation complete&quot;" calcext:value-type="string">
            <text:p>Echo "Script creation complete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ltering script to clean up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2];[.B132];[.C132];[.D132];[.E132];[.F132];[.G132];[.H132];[.J132];[.K132];[.L132];[.P132])" office:value-type="string" office:string-value="Echo &quot;Filtering script to clean up commands&quot;" calcext:value-type="string">
            <text:p>Echo "Filtering script to clean up command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3];[.B133];[.C133];[.D133];[.E133];[.F133];[.G13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rx SYS:S/AmendCopyScript.rexx T:CopyCommandstoFilter T:FixCopyCommands</text:p>
          </table:table-cell>
          <table:table-cell table:number-columns-repeated="16"/>
          <table:table-cell table:formula="of:=CONCATENATE([.A134];[.B134];[.C134];[.D134];[.E134];[.F134];[.G134];[.H134];[.J134];[.K134];[.L134];[.P134])" office:value-type="string" office:string-value="rx SYS:S/AmendCopyScript.rexx T:CopyCommandstoFilter T:FixCopyCommands" calcext:value-type="string">
            <text:p>rx SYS:S/AmendCopyScript.rexx T:CopyCommandstoFilter T:FixCopyCommands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them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5];[.B135];[.C135];[.D135];[.E135];[.F135];[.G135];[.H135];[.J135];[.K135];[.L135];[.P135])" office:value-type="string" office:string-value="Echo &quot;Creating script to modify AGS themes&quot;" calcext:value-type="string">
            <text:p>Echo "Creating script to modify AGS themes"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Program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T:CopyCommands2</text:p>
          </table:table-cell>
          <table:table-cell table:style-name="ce1"/>
          <table:table-cell table:style-name="ce1" table:formula="of:=CONCATENATE([.A136];[.B136];[.C136];[.D136];[.E136];[.F136];[.G136];[.D136];[.E136];[.F136];[.J136];[.D136];[.E136];[.F136];[.H136];[.D136];[.E136];[.F136];[.K136];[.L136];[.D136];[.E136];[.P136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ProgramText/*&quot; &gt;&gt; *&quot;%p%N*&quot;*necho *&quot;non_central_picture_suffix = _AGARTG_*&quot; &gt;&gt; *&quot;%p%N*&quot;&quot; &gt;&gt; T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ProgramText/*" &gt;&gt; *"%p%N*"*necho *"non_central_picture_suffix = _AGARTG_*" &gt;&gt; *"%p%N*"" &gt;&gt; T:CopyCommands2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ags) Lformat=&quot;copy *&quot;%P%N*&quot; *&quot;AGS:Menu/%N*&quot; ALL *ncopy *&quot;%p%m.txt*&quot; *&quot;AGS:Menu/*&quot; *ndelete *&quot;%P%M.txt*&quot; QUIET FORCE ALL &gt;NIL:*ndelete *&quot;%P%N*&quot; QUIET FORCE ALL &gt;NIL:&quot; &gt;&gt; T:CopyCommands3" calcext:value-type="string">
            <text:p>list AGS: PAT=(#?.ags) Lformat="copy *"%P%N*" *"AGS:Menu/%N*" ALL *ncopy *"%p%m.txt*" *"AGS:Menu/*" *ndelete *"%P%M.txt*" QUIET FORCE ALL &gt;NIL: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 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8];[.B138];[.C138];[.D138];[.E138];;[.F138];;[.G138];[.H138];[.I138];[.J138];[.K138];[.L138];[.P138])" office:value-type="string" office:string-value="list AGS: PAT=(#?.agz) Lformat=&quot;copy *&quot;%P%N*&quot; *&quot;AGS:Menu/%N*&quot; ALL *ncopy *&quot;%p%m.txt*&quot; *&quot;AGS:Menu/*&quot; *ndelete *&quot;%P%M.txt*&quot; QUIET FORCE ALL &gt;NIL: *ndelete *&quot;%P%N*&quot; QUIET FORCE ALL &gt;NIL:&quot; &gt;&gt; T:CopyCommands3" calcext:value-type="string">
            <text:p>list AGS: PAT=(#?.agz) Lformat="copy *"%P%N*" *"AGS:Menu/%N*" ALL *ncopy *"%p%m.txt*" *"AGS:Menu/*" *ndelete *"%P%M.txt*" QUIET FORCE ALL &gt;NIL: 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N*" QUIET FORCE ALL &gt;NIL: </text:p>
          </table:table-cell>
          <table:table-cell table:number-columns-repeated="8"/>
          <table:table-cell office:value-type="string" calcext:value-type="string">
            <text:p>" &gt;&gt; T:CopyCommands3</text:p>
          </table:table-cell>
          <table:table-cell/>
          <table:table-cell table:formula="of:=CONCATENATE([.A139];[.B139];[.C139];[.D139];[.E139];;[.F139];;[.G139];[.H139];[.I139];[.J139];[.K139];[.L139];[.P139])" office:value-type="string" office:string-value="list AGS: PAT=(#?.run) Lformat=&quot;copy *&quot;%P%N*&quot; *&quot;AGS:Menu/%N*&quot; ALL *ncopy *&quot;%p%n*&quot; *&quot;AGS:Menu/*&quot; *ndelete *&quot;%P%N*&quot; QUIET FORCE ALL &gt;NIL: &quot; &gt;&gt; T:CopyCommands3" calcext:value-type="string">
            <text:p>list AGS: PAT=(#?.run) Lformat="copy *"%P%N*" *"AGS:Menu/%N*" ALL *ncopy *"%p%n*" *"AGS:Menu/*" *ndelete *"%P%N*" QUIET FORCE ALL &gt;NIL: 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T:CopyCommands3</text:p>
          </table:table-cell>
          <table:table-cell/>
          <table:table-cell table:formula="of:=CONCATENATE([.A140];[.B140];[.C140];[.D140];[.E140];[.F140];[.G140];[.H140];[.J140];[.K140];[.L140];[.P140])" office:value-type="string" office:string-value="Echo &quot;Failat 10&quot; &gt;&gt; T:CopyCommands3" calcext:value-type="string">
            <text:p>Echo "Failat 10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T:CopyCommands1 </text:p>
          </table:table-cell>
          <table:table-cell office:value-type="string" calcext:value-type="string">
            <text:p>T:FixCopyCommands </text:p>
          </table:table-cell>
          <table:table-cell office:value-type="string" calcext:value-type="string">
            <text:p>T:CopyCommands2 </text:p>
          </table:table-cell>
          <table:table-cell office:value-type="string" calcext:value-type="string">
            <text:p>T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T:FinalCommands1</text:p>
          </table:table-cell>
          <table:table-cell table:number-columns-repeated="9"/>
          <table:table-cell table:formula="of:=CONCATENATE([.A141];[.B141];[.C141];[.D141];[.E141];[.F141];[.G141];[.H141])" office:value-type="string" office:string-value="JOIN T:CopyCommands1 T:FixCopyCommands T:CopyCommands2 T:CopyCommands3 as T:FinalCommands1" calcext:value-type="string">
            <text:p>JOIN T:CopyCommands1 T:FixCopyCommands T:CopyCommands2 T:CopyCommands3 as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2];[.B142];[.C142];[.D142];[.E142];[.F142];[.G142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3];[.B143];[.C143];[.D143];[.E143];[.F143];[.G143];[.H143];[.J143];[.K143];[.L143];[.P143])" office:value-type="string" office:string-value="Echo &quot;Running Commands to modify AGS install&quot;" calcext:value-type="string">
            <text:p>Echo "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1</text:p>
          </table:table-cell>
          <table:table-cell table:number-columns-repeated="16"/>
          <table:table-cell table:formula="of:=CONCATENATE([.A144];[.B144];[.C144];[.D144];[.E144];[.F144];[.G144];[.H144];[.J144];[.K144];[.L144];[.P144])" office:value-type="string" office:string-value="execute T:FinalCommands1" calcext:value-type="string">
            <text:p>execute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rename screenshots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5];[.B145];[.C145];[.D145];[.E145];[.F145];[.G145];[.H145];[.J145];[.K145];[.L145];[.P145])" office:value-type="string" office:string-value="Echo &quot;Creating script to rename screenshotsRunning Commands to modify AGS install&quot;" calcext:value-type="string">
            <text:p>Echo "Creating script to rename screenshots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146];[.B146];[.C146];[.D146];[.E146];[.F146];[.G146];[.H146];[.J146];[.K146];[.L146];[.P146])" office:value-type="string" office:string-value="list all files &quot;AGS:Menu/&quot; PAT=(#?.iff) LFORMAT=&quot;rename *&quot;%P%N*&quot; to *&quot;%P%m_AGARTG_.iff*&quot;&quot; &gt;&gt; T:FinalCommands2" calcext:value-type="string">
            <text:p>list all files "AGS:Menu/" PAT=(#?.iff) LFORMAT="rename *"%P%N*" to *"%P%m_AGARTG_.iff*"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7];[.B147];[.C147];[.D147];[.E147];[.F147];[.G147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enaming screenshot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8];[.B148];[.C148];[.D148];[.E148];[.F148];[.G148];[.H148];[.J148];[.K148];[.L148];[.P148])" office:value-type="string" office:string-value="Echo &quot;Renaming screenshots&quot;" calcext:value-type="string">
            <text:p>Echo "Renaming screenshot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49];[.B149];[.C149];[.D149];[.E149];[.F149];[.G149];[.H149];[.J149];[.K149];[.L149];[.P149])" office:value-type="string" office:string-value="execute T:FinalCommands2" calcext:value-type="string">
            <text:p>execute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50];[.B150];[.C150];[.D150];[.E150];[.F150];[.G150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change script references from AGS: to AGS:Menu 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51];[.B151];[.C151];[.D151];[.E151];[.F151];[.G151];[.H151];[.J151];[.K151];[.L151];[.P151])" office:value-type="string" office:string-value="Echo &quot;Creating script to change script references from AGS: to AGS:Menu &quot;" calcext:value-type="string">
            <text:p>Echo "Creating script to change script references from AGS: to AGS:Menu 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Demo</text:p>
          </table:table-cell>
          <table:table-cell office:value-type="string" calcext:value-type="string">
            <text:p><text:s/>to </text:p>
          </table:table-cell>
          <table:table-cell table:formula="of:=[.C152]" office:value-type="string" office:string-value="AGS_Drive:AGS2/Scripts/" calcext:value-type="string">
            <text:p>AGS_Drive:AGS2/Scripts/</text:p>
          </table:table-cell>
          <table:table-cell table:formula="of:=[.D152]" office:value-type="string" office:string-value="Random_Demo" calcext:value-type="string">
            <text:p>Random_Dem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2];[.B152];[.C152];[.D152];[.E152];[.F152];[.G152];[.H152];[.J152];[.K152];[.L152];[.P152])" office:value-type="string" office:string-value="Echo &quot;Searchreplace FROM AGS_Drive:AGS2/Scripts/Random_Demo to AGS_Drive:AGS2/Scripts/Random_Demo SEARCH  REPLACE AGS:Menu/ INPLACE&quot; &gt;&gt; T:FinalCommands3" calcext:value-type="string">
            <text:p>Echo "Searchreplace FROM AGS_Drive:AGS2/Scripts/Random_Demo to AGS_Drive:AGS2/Scripts/Random_Demo SEARCH <text:s/>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Theme</text:p>
          </table:table-cell>
          <table:table-cell office:value-type="string" calcext:value-type="string">
            <text:p><text:s/>to </text:p>
          </table:table-cell>
          <table:table-cell table:formula="of:=[.C153]" office:value-type="string" office:string-value="AGS_Drive:AGS2/Scripts/" calcext:value-type="string">
            <text:p>AGS_Drive:AGS2/Scripts/</text:p>
          </table:table-cell>
          <table:table-cell table:formula="of:=[.D153]" office:value-type="string" office:string-value="Random_Theme" calcext:value-type="string">
            <text:p>Random_The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3];[.B153];[.C153];[.D153];[.E153];[.F153];[.G153];[.H153];[.J153];[.K153];[.L153];[.P153])" office:value-type="string" office:string-value="Echo &quot;Searchreplace FROM AGS_Drive:AGS2/Scripts/Random_Theme to AGS_Drive:AGS2/Scripts/Random_Theme SEARCH  REPLACE AGS:Menu/ INPLACE&quot; &gt;&gt; T:FinalCommands3" calcext:value-type="string">
            <text:p>Echo "Searchreplace FROM AGS_Drive:AGS2/Scripts/Random_Theme to AGS_Drive:AGS2/Scripts/Random_Theme SEARCH <text:s/>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Game</text:p>
          </table:table-cell>
          <table:table-cell office:value-type="string" calcext:value-type="string">
            <text:p><text:s/>to </text:p>
          </table:table-cell>
          <table:table-cell table:formula="of:=[.C154]" office:value-type="string" office:string-value="AGS_Drive:AGS2/Scripts/" calcext:value-type="string">
            <text:p>AGS_Drive:AGS2/Scripts/</text:p>
          </table:table-cell>
          <table:table-cell table:formula="of:=[.D154]" office:value-type="string" office:string-value="Random_Game" calcext:value-type="string">
            <text:p>Random_Ga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4];[.B154];[.C154];[.D154];[.E154];[.F154];[.G154];[.H154];[.J154];[.K154];[.L154];[.P154])" office:value-type="string" office:string-value="Echo &quot;Searchreplace FROM AGS_Drive:AGS2/Scripts/Random_Game to AGS_Drive:AGS2/Scripts/Random_Game SEARCH  REPLACE AGS:Menu/ INPLACE&quot; &gt;&gt; T:FinalCommands3" calcext:value-type="string">
            <text:p>Echo "Searchreplace FROM AGS_Drive:AGS2/Scripts/Random_Game to AGS_Drive:AGS2/Scripts/Random_Game SEARCH <text:s/>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Check_Drives</text:p>
          </table:table-cell>
          <table:table-cell office:value-type="string" calcext:value-type="string">
            <text:p><text:s/>to </text:p>
          </table:table-cell>
          <table:table-cell table:formula="of:=[.C155]" office:value-type="string" office:string-value="AGS_Drive:AGS2/Scripts/" calcext:value-type="string">
            <text:p>AGS_Drive:AGS2/Scripts/</text:p>
          </table:table-cell>
          <table:table-cell table:formula="of:=[.D155]" office:value-type="string" office:string-value="Check_Drives" calcext:value-type="string">
            <text:p>Check_Drive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5];[.B155];[.C155];[.D155];[.E155];[.F155];[.G155];[.H155];[.J155];[.K155];[.L155];[.P155])" office:value-type="string" office:string-value="Echo &quot;Searchreplace FROM AGS_Drive:AGS2/Scripts/Check_Drives to AGS_Drive:AGS2/Scripts/Check_Drives SEARCH  REPLACE AGS:Menu/ INPLACE&quot; &gt;&gt; T:FinalCommands3" calcext:value-type="string">
            <text:p>Echo "Searchreplace FROM AGS_Drive:AGS2/Scripts/Check_Drives to AGS_Drive:AGS2/Scripts/Check_Drives SEARCH <text:s/>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Disable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6];[.B156];[.C156];[.D156];[.E156];[.F156];[.G156];[.H156];[.J156];[.K156];[.L156];[.P156])" office:value-type="string" office:string-value="Echo &quot;Searchreplace FROM AGS_Drive:AGS2/Scripts/Expert_DisableExpert_Fave_DelExpert_Fave_DelExpert_Fave_DelExpert_Fave_DelExpert_Fave_DelExpert_Fave_DelExpert_Fave_Del&quot; &gt;&gt; T:FinalCommands3" calcext:value-type="string">
            <text:p>Echo "Searchreplace FROM AGS_Drive:AGS2/Scripts/Expert_DisableExpert_Fave_DelExpert_Fave_DelExpert_Fave_DelExpert_Fave_DelExpert_Fave_DelExpert_Fave_DelExpert_Fave_Del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Add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7];[.B157];[.C157];[.D157];[.E157];[.F157];[.G157];[.H157];[.J157];[.K157];[.L157];[.P157])" office:value-type="string" office:string-value="Echo &quot;Searchreplace FROM AGS_Drive:AGS2/Scripts/Expert_Fave_AddExpert_Fave_DelExpert_Fave_DelExpert_Fave_DelExpert_Fave_DelExpert_Fave_DelExpert_Fave_DelExpert_Fave_Del&quot; &gt;&gt; T:FinalCommands3" calcext:value-type="string">
            <text:p>Echo "Searchreplace FROM AGS_Drive:AGS2/Scripts/Expert_Fave_AddExpert_Fave_DelExpert_Fave_DelExpert_Fave_DelExpert_Fave_DelExpert_Fave_DelExpert_Fave_DelExpert_Fave_Del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table:number-columns-repeated="9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8];[.B158];[.C158];[.D158];[.E158];[.F158];[.G158];[.H158];[.J158];[.K158];[.L158];[.P158])" office:value-type="string" office:string-value="Echo &quot;Searchreplace FROM AGS_Drive:AGS2/Scripts/Expert_Fave_DelExpert_Fave_DelExpert_Fave_DelExpert_Fave_DelExpert_Fave_DelExpert_Fave_DelExpert_Fave_DelExpert_Fave_Del&quot; &gt;&gt; T:FinalCommands3" calcext:value-type="string">
            <text:p>Echo "Searchreplace FROM AGS_Drive:AGS2/Scripts/Expert_Fave_DelExpert_Fave_DelExpert_Fave_DelExpert_Fave_DelExpert_Fave_DelExpert_Fave_DelExpert_Fave_DelExpert_Fave_Del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Info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59];[.B159];[.C159];[.D159];[.E159];[.F159];[.G159];[.H159];[.J159];[.K159];[.L159];[.P159])" office:value-type="string" office:string-value="Echo &quot;Searchreplace FROM AGS_Drive:AGS2/Scripts/Expert_InfoExpert_Fave_DelExpert_Fave_DelExpert_Fave_DelExpert_Fave_DelExpert_Fave_DelExpert_Fave_DelExpert_Fave_Del&quot; &gt;&gt; T:FinalCommands3" calcext:value-type="string">
            <text:p>Echo "Searchreplace FROM AGS_Drive:AGS2/Scripts/Expert_InfoExpert_Fave_DelExpert_Fave_DelExpert_Fave_DelExpert_Fave_DelExpert_Fave_DelExpert_Fave_DelExpert_Fave_Del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My_Program_Add</text:p>
          </table:table-cell>
          <table:table-cell table:number-columns-repeated="8" office:value-type="string" calcext:value-type="string">
            <text:p>Expert_Fave_Del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 &gt;&gt; T:FinalCommands3</text:p>
          </table:table-cell>
          <table:table-cell/>
          <table:table-cell table:formula="of:=CONCATENATE([.A160];[.B160];[.C160];[.D160];[.E160];[.F160];[.G160];[.H160];[.J160];[.K160];[.L160];[.P160])" office:value-type="string" office:string-value="Echo &quot;Searchreplace FROM AGS_Drive:AGS2/Scripts/My_Program_AddExpert_Fave_DelExpert_Fave_DelExpert_Fave_DelExpert_Fave_DelExpert_Fave_DelExpert_Fave_DelExpert_Fave_Del&quot; &gt;&gt; T:FinalCommands3" calcext:value-type="string">
            <text:p>Echo "Searchreplace FROM AGS_Drive:AGS2/Scripts/My_Program_AddExpert_Fave_DelExpert_Fave_DelExpert_Fave_DelExpert_Fave_DelExpert_Fave_DelExpert_Fave_DelExpert_Fave_Del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1];[.B161];[.C161];[.D161];[.E161];[.F161];[.G161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hanging script referenc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2];[.B162];[.C162];[.D162];[.E162];[.F162];[.G162];[.H162];[.J162];[.K162];[.L162];[.P162])" office:value-type="string" office:string-value="Echo &quot;Changing script references&quot;" calcext:value-type="string">
            <text:p>Echo "Changing script reference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63];[.B163];[.C163];[.D163];[.E163];[.F163];[.G163];[.H163];[.J163];[.K163];[.L163];[.P163])" office:value-type="string" office:string-value="execute T:FinalCommands2" calcext:value-type="string">
            <text:p>execute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4];[.B164];[.C164];[.D164];[.E164];[.F164];[.G164];[.H164];[.J164];[.K164];[.L164];[.P164])" office:value-type="string" office:string-value="Echo &quot;Finished!&quot;" calcext:value-type="string">
            <text:p>Echo "Finished!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5];[.B165];[.C165];[.D165];[.E165];[.F165];[.G165])" office:value-type="string" office:string-value="date" calcext:value-type="string">
            <text:p>date</text:p>
          </table:table-cell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20:39:08.14595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11T21:20:49.564762800</dc:date>
    <meta:editing-duration>PT6H36M19S</meta:editing-duration>
    <meta:editing-cycles>24</meta:editing-cycles>
    <meta:generator>LibreOffice/25.2.7.2$Windows_X86_64 LibreOffice_project/5cbfd1ab6520636bb5f7b99185aa69bd7456825d</meta:generator>
    <meta:document-statistic meta:table-count="2" meta:cell-count="2853" meta:object-count="0"/>
  </office:meta>
</office:document-meta>
</file>